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text-align="center" style:justify-single-word="false"/>
      <style:text-properties fo:color="#f10d0c" loext:opacity="100%" style:font-name="Liberation Serif" fo:font-size="20pt" officeooo:rsid="00a659f9" officeooo:paragraph-rsid="00a659f9" style:font-size-asian="20pt" style:font-size-complex="20pt"/>
    </style:style>
    <style:style style:name="P2" style:family="paragraph" style:parent-style-name="Heading_20_4">
      <style:text-properties style:font-name="Liberation Serif" fo:font-size="14pt" fo:font-weight="normal" officeooo:rsid="00a7c584" officeooo:paragraph-rsid="00a7c584" style:font-size-asian="14pt" style:font-weight-asian="normal" style:font-size-complex="14pt" style:font-weight-complex="normal"/>
    </style:style>
    <style:style style:name="P3" style:family="paragraph" style:parent-style-name="Heading_20_4">
      <style:paragraph-properties fo:line-height="100%"/>
      <style:text-properties style:font-name="Liberation Serif" fo:font-size="14pt" officeooo:paragraph-rsid="00cff7b5" style:font-size-asian="14pt" style:font-size-complex="14pt"/>
    </style:style>
    <style:style style:name="P4" style:family="paragraph" style:parent-style-name="Text_20_body">
      <style:paragraph-properties fo:line-height="100%"/>
      <style:text-properties style:font-name="Liberation Serif" fo:font-size="11pt" fo:language="ru" fo:country="RU" fo:font-weight="bold" officeooo:rsid="00cff7b5" officeooo:paragraph-rsid="00cff7b5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line-height="100%"/>
      <style:text-properties style:font-name="Liberation Serif" fo:font-size="11pt" officeooo:paragraph-rsid="00cff7b5" fo:background-color="#e6e0ec" style:font-size-asian="11pt" style:font-size-complex="11pt"/>
    </style:style>
    <style:style style:name="P6" style:family="paragraph" style:parent-style-name="Text_20_body">
      <style:paragraph-properties fo:line-height="100%"/>
      <style:text-properties style:font-name="Liberation Serif" fo:font-size="11pt" fo:language="ru" fo:country="RU" fo:font-weight="bold" officeooo:rsid="00cff7b5" officeooo:paragraph-rsid="00cff7b5" fo:background-color="#e6e0ec" style:font-size-asian="11pt" style:font-weight-asian="bold" style:font-size-complex="11pt" style:font-weight-complex="bold"/>
    </style:style>
    <style:style style:name="P7" style:family="paragraph" style:parent-style-name="Horizontal_20_Line">
      <style:text-properties style:font-name="Liberation Serif" officeooo:paragraph-rsid="00a8a0e4"/>
    </style:style>
    <style:style style:name="P8" style:family="paragraph" style:parent-style-name="Heading_20_4">
      <style:text-properties style:font-name="Liberation Serif" fo:font-size="16pt" officeooo:rsid="004f58b4" officeooo:paragraph-rsid="00a5bd67" style:font-size-asian="16pt" style:font-size-complex="16pt"/>
    </style:style>
    <style:style style:name="P9" style:family="paragraph" style:parent-style-name="Heading_20_4">
      <style:text-properties officeooo:paragraph-rsid="00a5bd67"/>
    </style:style>
    <style:style style:name="P10" style:family="paragraph" style:parent-style-name="Preformatted_20_Text">
      <style:paragraph-properties fo:margin-top="0cm" fo:margin-bottom="0cm" style:contextual-spacing="false" fo:line-height="100%"/>
      <style:text-properties officeooo:paragraph-rsid="00a5bd67"/>
    </style:style>
    <style:style style:name="P11" style:family="paragraph" style:parent-style-name="Text_20_body">
      <style:text-properties style:font-name="Liberation Serif" fo:font-size="11pt" officeooo:paragraph-rsid="0011c2af" fo:background-color="#e6e0ec" style:font-size-asian="11pt" style:font-size-complex="11pt"/>
    </style:style>
    <style:style style:name="P12" style:family="paragraph" style:parent-style-name="Text_20_body">
      <style:text-properties style:font-name="Liberation Serif" fo:font-style="normal" officeooo:rsid="004137fa" officeooo:paragraph-rsid="00a5bd67" style:font-style-asian="normal" style:font-style-complex="normal"/>
    </style:style>
    <style:style style:name="P13" style:family="paragraph" style:parent-style-name="Horizontal_20_Line">
      <style:text-properties style:font-name="Liberation Serif" officeooo:paragraph-rsid="001113a8"/>
    </style:style>
    <style:style style:name="P14" style:family="paragraph" style:parent-style-name="Heading_20_4">
      <style:text-properties officeooo:paragraph-rsid="00a185d3"/>
    </style:style>
    <style:style style:name="P15" style:family="paragraph" style:parent-style-name="Heading_20_4">
      <style:text-properties officeooo:paragraph-rsid="009e3d80"/>
    </style:style>
    <style:style style:name="P16" style:family="paragraph" style:parent-style-name="Text_20_body">
      <style:text-properties style:font-name="Liberation Serif" fo:font-size="12pt" fo:language="en" fo:country="US" fo:font-style="normal" fo:font-weight="normal" officeooo:rsid="00637bc1" officeooo:paragraph-rsid="0098df7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Heading_20_4">
      <style:text-properties officeooo:paragraph-rsid="009c7219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en" fo:country="US" fo:font-weight="normal" officeooo:rsid="0025baf8" officeooo:paragraph-rsid="009c7219" fo:background-color="#e6e0ec" style:font-size-asian="11pt" style:font-weight-asian="normal" style:font-size-complex="11pt" style:font-weight-complex="normal"/>
    </style:style>
    <style:style style:name="P19" style:family="paragraph" style:parent-style-name="Text_20_body">
      <style:text-properties officeooo:paragraph-rsid="009c7219"/>
    </style:style>
    <style:style style:name="P20" style:family="paragraph" style:parent-style-name="Text_20_body">
      <style:text-properties style:font-name="Liberation Serif" fo:font-style="normal" officeooo:rsid="004137fa" officeooo:paragraph-rsid="009c7219" style:font-style-asian="normal" style:font-style-complex="normal"/>
    </style:style>
    <style:style style:name="P21" style:family="paragraph" style:parent-style-name="Horizontal_20_Line">
      <style:text-properties style:font-name="Liberation Serif" officeooo:paragraph-rsid="000b33ba"/>
    </style:style>
    <style:style style:name="P22" style:family="paragraph" style:parent-style-name="Heading_20_4">
      <style:text-properties style:font-name="Liberation Serif" fo:font-size="16pt" fo:language="en" fo:country="US" officeooo:rsid="000b33ba" officeooo:paragraph-rsid="004f58b4" fo:background-color="transparent" style:font-size-asian="16pt" style:font-size-complex="16pt"/>
    </style:style>
    <style:style style:name="P23" style:family="paragraph" style:parent-style-name="Standard">
      <style:text-properties style:font-name="Liberation Serif" fo:font-size="11pt" fo:language="en" fo:country="US" officeooo:rsid="00035d11" officeooo:paragraph-rsid="00035d11" fo:background-color="#e6e0ec" style:font-size-asian="11pt" style:font-size-complex="11pt"/>
    </style:style>
    <style:style style:name="P24" style:family="paragraph" style:parent-style-name="Standard">
      <style:text-properties style:font-name="Liberation Serif" fo:font-size="11pt" fo:language="en" fo:country="US" officeooo:rsid="00035d11" officeooo:paragraph-rsid="00a03091" fo:background-color="#e6e0ec" style:font-size-asian="11pt" style:font-size-complex="11pt"/>
    </style:style>
    <style:style style:name="P25" style:family="paragraph" style:parent-style-name="Horizontal_20_Line">
      <style:text-properties style:font-name="Liberation Serif" officeooo:paragraph-rsid="000c02da"/>
    </style:style>
    <style:style style:name="P26" style:family="paragraph" style:parent-style-name="Heading_20_4">
      <style:text-properties style:font-name="Liberation Serif" fo:font-size="16pt" fo:language="ru" fo:country="RU" officeooo:rsid="000c02da" officeooo:paragraph-rsid="004f58b4" fo:background-color="transparent" style:font-size-asian="16pt" style:font-size-complex="16pt"/>
    </style:style>
    <style:style style:name="P27" style:family="paragraph" style:parent-style-name="Standard">
      <style:text-properties style:font-name="Liberation Serif" fo:font-size="11pt" fo:language="en" fo:country="US" officeooo:rsid="00035d11" officeooo:paragraph-rsid="00044cb7" fo:background-color="#e6e0ec" style:font-size-asian="11pt" style:font-size-complex="11pt"/>
    </style:style>
    <style:style style:name="P28" style:family="paragraph" style:parent-style-name="Standard">
      <style:text-properties style:font-name="Liberation Serif" fo:font-size="14pt" fo:language="en" fo:country="US" fo:font-weight="bold" officeooo:rsid="00035d11" officeooo:paragraph-rsid="0095311b" fo:background-color="transparent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Liberation Serif" fo:font-size="11pt" fo:language="ru" fo:country="RU" officeooo:rsid="00044cb7" officeooo:paragraph-rsid="00a03091" fo:background-color="#e6e0ec" style:font-size-asian="11pt" style:font-size-complex="11pt"/>
    </style:style>
    <style:style style:name="P30" style:family="paragraph" style:parent-style-name="Standard">
      <style:text-properties style:font-name="Liberation Serif" fo:font-size="14pt" fo:language="ru" fo:country="RU" fo:font-weight="bold" officeooo:rsid="00098fdb" officeooo:paragraph-rsid="00098fdb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Liberation Serif" fo:font-size="14pt" fo:language="en" fo:country="US" fo:font-weight="bold" officeooo:rsid="00035d11" officeooo:paragraph-rsid="00098fdb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text-properties officeooo:paragraph-rsid="00044cb7"/>
    </style:style>
    <style:style style:name="P33" style:family="paragraph" style:parent-style-name="Standard">
      <style:text-properties style:font-name="Liberation Serif" fo:font-size="11pt" fo:language="en" fo:country="US" officeooo:rsid="00035d11" officeooo:paragraph-rsid="00044cb7" fo:background-color="transparent" style:font-size-asian="11pt" style:font-size-complex="11pt"/>
    </style:style>
    <style:style style:name="P34" style:family="paragraph" style:parent-style-name="Horizontal_20_Line">
      <style:text-properties style:font-name="Liberation Serif" officeooo:paragraph-rsid="000e44e5"/>
    </style:style>
    <style:style style:name="P35" style:family="paragraph" style:parent-style-name="Heading_20_4">
      <style:text-properties style:font-name="Liberation Serif" fo:font-size="16pt" officeooo:paragraph-rsid="000ce32e" style:font-size-asian="16pt" style:font-size-complex="16pt"/>
    </style:style>
    <style:style style:name="P36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88aae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92c268" fo:background-color="#e6e0ec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Liberation Serif" fo:font-size="14pt" fo:language="en" fo:country="US" fo:font-weight="bold" officeooo:rsid="00035d11" officeooo:paragraph-rsid="001c195c" fo:background-color="transparent" style:font-size-asian="14pt" style:font-weight-asian="bold" style:font-size-complex="14pt" style:font-weight-complex="bold"/>
    </style:style>
    <style:style style:name="P39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790cd"/>
    </style:style>
    <style:style style:name="P40" style:family="paragraph" style:parent-style-name="Standard">
      <style:text-properties style:font-name="Liberation Serif" fo:font-size="11pt" fo:language="en" fo:country="US" officeooo:rsid="00035d11" officeooo:paragraph-rsid="002790cd" fo:background-color="#e6e0ec" style:font-size-asian="11pt" style:font-size-complex="11pt"/>
    </style:style>
    <style:style style:name="P41" style:family="paragraph" style:parent-style-name="Heading_20_3">
      <style:text-properties style:font-name="Liberation Serif" fo:font-size="14pt" fo:language="en" fo:country="US" fo:font-weight="bold" officeooo:rsid="00035d11" officeooo:paragraph-rsid="000ce32e" fo:background-color="transparent" style:font-size-asian="14pt" style:font-weight-asian="bold" style:font-size-complex="14pt" style:font-weight-complex="bold"/>
    </style:style>
    <style:style style:name="P42" style:family="paragraph" style:parent-style-name="Preformatted_20_Text">
      <style:paragraph-properties fo:margin-left="0cm" fo:margin-right="0cm" fo:text-indent="0cm" style:auto-text-indent="false"/>
    </style:style>
    <style:style style:name="P43" style:family="paragraph" style:parent-style-name="Heading_20_3">
      <style:paragraph-properties fo:margin-left="0cm" fo:margin-right="0cm" fo:text-indent="0cm" style:auto-text-indent="false"/>
      <style:text-properties style:font-name="Liberation Serif"/>
    </style:style>
    <style:style style:name="P44" style:family="paragraph" style:parent-style-name="Heading_20_3">
      <style:paragraph-properties fo:margin-left="0cm" fo:margin-right="0cm" fo:text-indent="0cm" style:auto-text-indent="false"/>
      <style:text-properties style:font-name="Liberation Serif" fo:font-size="14pt" fo:language="en" fo:country="US" fo:font-weight="bold" officeooo:rsid="00035d11" fo:background-color="transparent" style:font-size-asian="14pt" style:font-weight-asian="bold" style:font-size-complex="14pt" style:font-weight-complex="bold"/>
    </style:style>
    <style:style style:name="P45" style:family="paragraph" style:parent-style-name="Preformatted_20_Text">
      <style:paragraph-properties fo:margin-left="0cm" fo:margin-right="0cm" fo:text-indent="0cm" style:auto-text-indent="false"/>
      <style:text-properties officeooo:paragraph-rsid="008f48b3"/>
    </style:style>
    <style:style style:name="P46" style:family="paragraph" style:parent-style-name="Standard">
      <style:text-properties style:font-name="Liberation Serif" fo:font-size="12pt" fo:language="ru" fo:country="RU" officeooo:rsid="00195354" officeooo:paragraph-rsid="008f48b3" style:font-size-asian="12pt" style:font-size-complex="12pt"/>
    </style:style>
    <style:style style:name="P47" style:family="paragraph" style:parent-style-name="Horizontal_20_Line">
      <style:text-properties style:font-name="Liberation Serif" officeooo:paragraph-rsid="00278d41"/>
    </style:style>
    <style:style style:name="P48" style:family="paragraph" style:parent-style-name="Heading_20_4">
      <style:text-properties style:font-name="Liberation Serif" officeooo:rsid="0029f7b4" officeooo:paragraph-rsid="0029f7b4" fo:background-color="transparent"/>
    </style:style>
    <style:style style:name="P49" style:family="paragraph" style:parent-style-name="Heading_20_4">
      <style:text-properties style:font-name="Liberation Serif" fo:font-size="16pt" officeooo:paragraph-rsid="0029f7b4" style:font-size-asian="16pt" style:font-size-complex="16pt"/>
    </style:style>
    <style:style style:name="P50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adc4f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8536ed" fo:background-color="#e6e0ec" style:font-size-asian="11pt" style:font-weight-asian="normal" style:font-size-complex="11pt" style:font-weight-complex="normal"/>
    </style:style>
    <style:style style:name="P52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cd522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2be4f1" fo:background-color="#e6e0ec" style:font-size-asian="11pt" style:font-size-complex="11pt"/>
    </style:style>
    <style:style style:name="P54" style:family="paragraph" style:parent-style-name="Heading_20_4">
      <style:paragraph-properties fo:margin-left="0cm" fo:margin-right="0cm" fo:text-indent="0cm" style:auto-text-indent="false"/>
      <style:text-properties style:font-name="Liberation Serif" fo:font-size="11pt" fo:language="ru" fo:country="RU" officeooo:rsid="003d69bb" officeooo:paragraph-rsid="0041228a" fo:background-color="transparent" style:font-size-asian="11pt" style:font-size-complex="11pt"/>
    </style:style>
    <style:style style:name="P55" style:family="paragraph" style:parent-style-name="Heading_20_4">
      <style:paragraph-properties fo:margin-left="0cm" fo:margin-right="0cm" fo:text-indent="0cm" style:auto-text-indent="false"/>
      <style:text-properties style:font-name="Liberation Serif" fo:font-size="11pt" fo:language="ru" fo:country="RU" officeooo:rsid="002cd522" officeooo:paragraph-rsid="002cd522" fo:background-color="transparent" style:font-size-asian="11pt" style:font-size-complex="11pt"/>
    </style:style>
    <style:style style:name="P56" style:family="paragraph" style:parent-style-name="Horizontal_20_Line">
      <style:text-properties style:font-name="Liberation Serif" officeooo:paragraph-rsid="0029f7b4"/>
    </style:style>
    <style:style style:name="P57" style:family="paragraph" style:parent-style-name="Heading_20_4">
      <style:text-properties style:font-name="Liberation Serif" officeooo:rsid="0029f7b4" officeooo:paragraph-rsid="00278d41" fo:background-color="transparent"/>
    </style:style>
    <style:style style:name="P58" style:family="paragraph" style:parent-style-name="Heading_20_4">
      <style:text-properties style:font-name="Liberation Serif" fo:font-size="16pt" officeooo:paragraph-rsid="00278d41" style:font-size-asian="16pt" style:font-size-complex="16pt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819b96" fo:background-color="#e6e0ec" style:font-size-asian="11pt" style:font-weight-asian="normal" style:font-size-complex="11pt" style:font-weight-complex="normal"/>
    </style:style>
    <style:style style:name="P60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32f90c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style:font-name="Liberation Serif" fo:language="en" fo:country="US" officeooo:rsid="0025baf8" officeooo:paragraph-rsid="0025baf8" fo:background-color="#e6e0ec"/>
    </style:style>
    <style:style style:name="P62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3ba08b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3ba08b" fo:background-color="#e6e0ec" style:font-size-asian="11pt" style:font-size-complex="11pt"/>
    </style:style>
    <style:style style:name="P64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78d41" fo:background-color="transparent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278d41" fo:background-color="#e6e0ec" style:font-size-asian="11pt" style:font-size-complex="11pt"/>
    </style:style>
    <style:style style:name="P66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34ec68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32f90c" fo:background-color="#e6e0ec" style:font-size-asian="11pt" style:font-size-complex="11pt"/>
    </style:style>
    <style:style style:name="P68" style:family="paragraph" style:parent-style-name="Heading_20_3">
      <style:paragraph-properties fo:margin-left="0cm" fo:margin-right="0cm" fo:text-indent="0cm" style:auto-text-indent="false"/>
      <style:text-properties style:font-name="Liberation Serif" fo:font-size="12pt" fo:language="ru" fo:country="RU" fo:font-style="italic" fo:font-weight="normal" officeooo:rsid="00195354" officeooo:paragraph-rsid="006f3774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normal" officeooo:rsid="0061ecff" officeooo:paragraph-rsid="006f3774" fo:background-color="#e6e0ec" style:font-size-asian="11pt" style:font-weight-asian="normal" style:font-size-complex="11pt" style:font-weight-complex="normal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6f3774" fo:background-color="transparent" style:font-size-asian="11pt" style:font-size-complex="11pt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6f3774" fo:background-color="transparent" style:font-size-asian="11pt" style:font-size-complex="11pt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74b81c" fo:background-color="transparent" style:font-size-asian="11pt" style:font-size-complex="11pt"/>
    </style:style>
    <style:style style:name="P73" style:family="paragraph" style:parent-style-name="Horizontal_20_Line">
      <style:text-properties style:font-name="Liberation Serif" officeooo:paragraph-rsid="0032f90c"/>
    </style:style>
    <style:style style:name="P74" style:family="paragraph" style:parent-style-name="Heading_20_4">
      <style:text-properties style:font-name="Liberation Serif" officeooo:paragraph-rsid="003fe041"/>
    </style:style>
    <style:style style:name="P75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3fe041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3fe041" fo:background-color="#e6e0ec" style:font-size-asian="11pt" style:font-size-complex="11pt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3fe041" fo:background-color="transparent" style:font-size-asian="11pt" style:font-size-complex="11pt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d23f63" fo:background-color="transparent" style:font-size-asian="11pt" style:font-size-complex="11pt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3fe041" fo:background-color="transparent" style:font-size-asian="11pt" style:font-size-complex="11pt"/>
    </style:style>
    <style:style style:name="P80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c4afec" fo:background-color="transparent" style:font-size-asian="11pt" style:font-size-complex="11pt"/>
    </style:style>
    <style:style style:name="P81" style:family="paragraph" style:parent-style-name="Horizontal_20_Line">
      <style:text-properties style:font-name="Liberation Serif" officeooo:paragraph-rsid="004b6cf3"/>
    </style:style>
    <style:style style:name="P82" style:family="paragraph" style:parent-style-name="Heading_20_4">
      <style:text-properties style:font-name="Liberation Serif" officeooo:rsid="003fe041" officeooo:paragraph-rsid="004b6cf3" fo:background-color="transparent"/>
    </style:style>
    <style:style style:name="P83" style:family="paragraph" style:parent-style-name="Heading_20_4">
      <style:text-properties style:font-name="Liberation Serif" fo:font-size="16pt" officeooo:paragraph-rsid="004b6cf3" style:font-size-asian="16pt" style:font-size-complex="16pt"/>
    </style:style>
    <style:style style:name="P84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4b6cf3"/>
    </style:style>
    <style:style style:name="P85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4b6cf3" fo:background-color="#e6e0ec" style:font-size-asian="11pt" style:font-weight-asian="normal" style:font-size-complex="11pt" style:font-weight-complex="normal"/>
    </style:style>
    <style:style style:name="P86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4b6cf3" fo:background-color="#e6e0ec" style:font-size-asian="11pt" style:font-size-complex="11pt"/>
    </style:style>
    <style:style style:name="P87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4d91e6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553224" fo:background-color="#e6e0ec" style:font-size-asian="11pt" style:font-size-complex="11pt"/>
    </style:style>
    <style:style style:name="P89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53aaad"/>
    </style:style>
    <style:style style:name="P90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555e20" fo:background-color="#e6e0ec" style:font-size-asian="11pt" style:font-size-complex="11pt"/>
    </style:style>
    <style:style style:name="P91" style:family="paragraph" style:parent-style-name="Text_20_body">
      <style:text-properties style:font-name="Liberation Serif" fo:language="ru" fo:country="RU" officeooo:rsid="007eda82" officeooo:paragraph-rsid="007eda82"/>
    </style:style>
    <style:style style:name="P92" style:family="paragraph" style:parent-style-name="Text_20_body">
      <style:text-properties style:font-name="Liberation Serif" fo:font-size="14pt" fo:language="ru" fo:country="RU" fo:font-weight="bold" officeooo:rsid="007eda82" officeooo:paragraph-rsid="007eda82" style:font-size-asian="14pt" style:font-weight-asian="bold" style:font-size-complex="14pt" style:font-weight-complex="bold"/>
    </style:style>
    <style:style style:name="P93" style:family="paragraph" style:parent-style-name="Text_20_body">
      <style:text-properties style:font-name="Liberation Serif" fo:font-size="11pt" fo:language="ru" fo:country="RU" officeooo:rsid="007eda82" officeooo:paragraph-rsid="007eda82" fo:background-color="#e6e0ec" style:font-size-asian="11pt" style:font-size-complex="11pt"/>
    </style:style>
    <style:style style:name="P94" style:family="paragraph" style:parent-style-name="Heading_20_3">
      <style:paragraph-properties fo:margin-left="0cm" fo:margin-right="0cm" fo:text-indent="0cm" style:auto-text-indent="false"/>
      <style:text-properties style:font-name="Liberation Serif" fo:font-size="12pt" fo:language="en" fo:country="US" fo:font-style="normal" fo:font-weight="normal" officeooo:rsid="00637bc1" officeooo:paragraph-rsid="0061ecf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Heading_20_3">
      <style:paragraph-properties fo:margin-left="0cm" fo:margin-right="0cm" fo:text-indent="0cm" style:auto-text-indent="false"/>
      <style:text-properties style:font-name="Liberation Serif" fo:font-size="14pt" fo:language="en" fo:country="US" fo:font-style="normal" fo:font-weight="bold" officeooo:rsid="00637bc1" officeooo:paragraph-rsid="0061ecff" fo:background-color="transparent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fo:font-style="normal" fo:font-weight="normal" officeooo:rsid="00637bc1" officeooo:paragraph-rsid="0061ecff" fo:background-color="#e6e0ec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fo:language="en" fo:country="US" fo:font-style="normal" fo:font-weight="normal" officeooo:rsid="00637bc1" officeooo:paragraph-rsid="0061ecf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Heading_20_3">
      <style:paragraph-properties fo:margin-left="0cm" fo:margin-right="0cm" fo:text-indent="0cm" style:auto-text-indent="false"/>
      <style:text-properties style:font-name="Liberation Serif" fo:font-size="12pt" fo:language="ru" fo:country="RU" fo:font-style="italic" fo:font-weight="normal" officeooo:rsid="00195354" officeooo:paragraph-rsid="0061ecff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normal" officeooo:rsid="0061ecff" officeooo:paragraph-rsid="0061ecff" fo:background-color="#e6e0ec" style:font-size-asian="11pt" style:font-weight-asian="normal" style:font-size-complex="11pt" style:font-weight-complex="normal"/>
    </style:style>
    <style:style style:name="P100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normal" officeooo:rsid="0061ecff" officeooo:paragraph-rsid="0072bca1" fo:background-color="#e6e0ec" style:font-size-asian="11pt" style:font-weight-asian="normal" style:font-size-complex="11pt" style:font-weight-complex="normal"/>
    </style:style>
    <style:style style:name="P101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51b3d3" fo:background-color="transparent" style:font-size-asian="11pt" style:font-size-complex="11pt"/>
    </style:style>
    <style:style style:name="P102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51b3d3" fo:background-color="transparent" style:font-size-asian="11pt" style:font-size-complex="11pt"/>
    </style:style>
    <style:style style:name="P103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61ecff" fo:background-color="transparent" style:font-size-asian="11pt" style:font-size-complex="11pt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64b753" fo:background-color="transparent" style:font-size-asian="11pt" style:font-size-complex="11pt"/>
    </style:style>
    <style:style style:name="P105" style:family="paragraph" style:parent-style-name="Horizontal_20_Line">
      <style:text-properties style:font-name="Liberation Serif" officeooo:paragraph-rsid="00bb2e76"/>
    </style:style>
    <style:style style:name="P106" style:family="paragraph" style:parent-style-name="Heading_20_4">
      <style:text-properties style:font-name="Liberation Serif" officeooo:rsid="003fe041" officeooo:paragraph-rsid="00bb2e76" fo:background-color="transparent"/>
    </style:style>
    <style:style style:name="P107" style:family="paragraph" style:parent-style-name="Heading_20_4">
      <style:text-properties style:font-name="Liberation Serif" fo:font-size="16pt" officeooo:paragraph-rsid="00bb2e76" style:font-size-asian="16pt" style:font-size-complex="16pt"/>
    </style:style>
    <style:style style:name="P108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bb2e76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bb2e76" fo:background-color="#e6e0ec" style:font-size-asian="11pt" style:font-weight-asian="normal" style:font-size-complex="11pt" style:font-weight-complex="normal"/>
    </style:style>
    <style:style style:name="P110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bbcf9e" fo:background-color="#e6e0ec" style:font-size-asian="11pt" style:font-size-complex="11pt"/>
    </style:style>
    <style:style style:name="P111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bcca88"/>
    </style:style>
    <style:style style:name="P112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bcca88" fo:background-color="#e6e0ec" style:font-size-asian="11pt" style:font-size-complex="11pt"/>
    </style:style>
    <style:style style:name="P113" style:family="paragraph" style:parent-style-name="Heading_20_4">
      <style:text-properties style:font-name="Liberation Serif" fo:font-size="16pt" officeooo:rsid="004f58b4" officeooo:paragraph-rsid="00cb653b" fo:background-color="transparent" style:font-size-asian="16pt" style:font-size-complex="16pt"/>
    </style:style>
    <style:style style:name="P114" style:family="paragraph" style:parent-style-name="Heading_20_4">
      <style:text-properties style:font-name="Liberation Serif" fo:font-size="16pt" officeooo:paragraph-rsid="00cb653b" style:font-size-asian="16pt" style:font-size-complex="16pt"/>
    </style:style>
    <style:style style:name="P115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cb653b"/>
    </style:style>
    <style:style style:name="P116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cb653b" fo:background-color="#e6e0ec" style:font-size-asian="11pt" style:font-weight-asian="normal" style:font-size-complex="11pt" style:font-weight-complex="normal"/>
    </style:style>
    <style:style style:name="P117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cb653b" fo:background-color="#e6e0ec" style:font-size-asian="11pt" style:font-size-complex="11pt"/>
    </style:style>
    <style:style style:name="P118" style:family="paragraph" style:parent-style-name="Horizontal_20_Line">
      <style:text-properties style:font-name="Liberation Serif" officeooo:paragraph-rsid="00cb653b"/>
    </style:style>
    <style:style style:name="P119" style:family="paragraph" style:parent-style-name="Heading_20_4">
      <style:text-properties style:font-name="Liberation Serif" fo:font-size="16pt" officeooo:rsid="004f58b4" officeooo:paragraph-rsid="00c5de5c" fo:background-color="transparent" style:font-size-asian="16pt" style:font-size-complex="16pt"/>
    </style:style>
    <style:style style:name="P120" style:family="paragraph" style:parent-style-name="Heading_20_4">
      <style:text-properties style:font-name="Liberation Serif" fo:font-size="16pt" officeooo:paragraph-rsid="00c5de5c" style:font-size-asian="16pt" style:font-size-complex="16pt"/>
    </style:style>
    <style:style style:name="P121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c5de5c"/>
    </style:style>
    <style:style style:name="P122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c5de5c" fo:background-color="#e6e0ec" style:font-size-asian="11pt" style:font-weight-asian="normal" style:font-size-complex="11pt" style:font-weight-complex="normal"/>
    </style:style>
    <style:style style:name="P123" style:family="paragraph" style:parent-style-name="Horizontal_20_Line">
      <style:text-properties style:font-name="Liberation Serif" officeooo:paragraph-rsid="00c5de5c"/>
    </style:style>
    <style:style style:name="P124" style:family="paragraph" style:parent-style-name="Heading_20_4">
      <style:text-properties style:font-name="Liberation Serif" officeooo:paragraph-rsid="00d06801"/>
    </style:style>
    <style:style style:name="P125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d06801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d06801" fo:background-color="#e6e0ec" style:font-size-asian="11pt" style:font-size-complex="11pt"/>
    </style:style>
    <style:style style:name="P127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d06801" fo:background-color="transparent" style:font-size-asian="11pt" style:font-size-complex="11pt"/>
    </style:style>
    <style:style style:name="P128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d06801" fo:background-color="transparent" style:font-size-asian="11pt" style:font-size-complex="11pt"/>
    </style:style>
    <style:style style:name="P129" style:family="paragraph" style:parent-style-name="Horizontal_20_Line">
      <style:text-properties style:font-name="Liberation Serif" officeooo:paragraph-rsid="00d06801"/>
    </style:style>
    <style:style style:name="P130" style:family="paragraph" style:parent-style-name="Heading_20_4">
      <style:text-properties style:font-name="Liberation Serif" officeooo:rsid="003fe041" officeooo:paragraph-rsid="00d06801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normal" officeooo:rsid="00a7c584" style:font-weight-asian="normal" style:font-weight-complex="normal"/>
    </style:style>
    <style:style style:name="T4" style:family="text">
      <style:text-properties fo:font-weight="normal" officeooo:rsid="00cff7b5" style:font-weight-asian="normal" style:font-weight-complex="normal"/>
    </style:style>
    <style:style style:name="T5" style:family="text">
      <style:text-properties fo:language="en" fo:country="US" fo:font-weight="bold" officeooo:rsid="00a7c584" style:font-weight-asian="bold" style:font-weight-complex="bold"/>
    </style:style>
    <style:style style:name="T6" style:family="text">
      <style:text-properties fo:language="en" fo:country="US" fo:font-weight="normal" officeooo:rsid="00a7c584" style:font-weight-asian="normal" style:font-weight-complex="normal"/>
    </style:style>
    <style:style style:name="T7" style:family="text">
      <style:text-properties fo:language="ru" fo:country="RU" fo:font-weight="normal" officeooo:rsid="00cff7b5" style:font-weight-asian="normal" style:font-weight-complex="normal"/>
    </style:style>
    <style:style style:name="T8" style:family="text">
      <style:text-properties fo:language="en" fo:country="US" fo:font-weight="normal" officeooo:rsid="00cff7b5" style:font-weight-asian="normal" style:font-weight-complex="normal"/>
    </style:style>
    <style:style style:name="T9" style:family="text">
      <style:text-properties fo:language="ru" fo:country="RU" fo:font-weight="bold" officeooo:rsid="00cff7b5" style:font-weight-asian="bold" style:font-weight-complex="bold"/>
    </style:style>
    <style:style style:name="T10" style:family="text">
      <style:text-properties fo:font-size="11pt" fo:language="ru" fo:country="RU" fo:font-weight="normal" officeooo:rsid="00cff7b5" style:font-size-asian="11pt" style:font-weight-asian="normal" style:font-size-complex="11pt" style:font-weight-complex="normal"/>
    </style:style>
    <style:style style:name="T11" style:family="text">
      <style:text-properties style:font-name="Liberation Serif" fo:font-size="16pt" style:font-size-asian="16pt" style:font-size-complex="16pt"/>
    </style:style>
    <style:style style:name="T12" style:family="text">
      <style:text-properties style:font-name="Liberation Serif" fo:font-size="16pt" officeooo:rsid="00a5bd67" style:font-size-asian="16pt" style:font-size-complex="16pt"/>
    </style:style>
    <style:style style:name="T13" style:family="text">
      <style:text-properties style:font-name="Liberation Serif" fo:font-size="14pt" style:font-size-asian="14pt" style:font-size-complex="14pt"/>
    </style:style>
    <style:style style:name="T14" style:family="text">
      <style:text-properties style:font-name="Liberation Serif" fo:font-size="14pt" officeooo:rsid="00a5bd67" style:font-size-asian="14pt" style:font-size-complex="14pt"/>
    </style:style>
    <style:style style:name="T15" style:family="text">
      <style:text-properties style:font-name="Liberation Serif" fo:font-size="14pt" officeooo:rsid="000f5f6b" style:font-size-asian="14pt" style:font-size-complex="14pt"/>
    </style:style>
    <style:style style:name="T16" style:family="text">
      <style:text-properties style:font-name="Liberation Serif" fo:font-size="14pt" officeooo:rsid="0011c2af" style:font-size-asian="14pt" style:font-size-complex="14pt"/>
    </style:style>
    <style:style style:name="T17" style:family="text">
      <style:text-properties style:font-name="Liberation Serif" fo:font-size="14pt" officeooo:rsid="0012611b" style:font-size-asian="14pt" style:font-size-complex="14pt"/>
    </style:style>
    <style:style style:name="T18" style:family="text">
      <style:text-properties style:font-name="Liberation Serif" fo:font-size="11pt" fo:background-color="#e6e0ec" loext:char-shading-value="0" style:font-size-asian="11pt" style:font-size-complex="11pt"/>
    </style:style>
    <style:style style:name="T19" style:family="text">
      <style:text-properties style:font-name="Liberation Serif" fo:font-size="14pt" fo:language="en" fo:country="US" officeooo:rsid="0012611b" style:font-size-asian="14pt" style:font-size-complex="14pt"/>
    </style:style>
    <style:style style:name="T20" style:family="text">
      <style:text-properties fo:language="en" fo:country="US" officeooo:rsid="003969f0"/>
    </style:style>
    <style:style style:name="T21" style:family="text">
      <style:text-properties fo:language="en" fo:country="US" officeooo:rsid="00b454a4"/>
    </style:style>
    <style:style style:name="T22" style:family="text">
      <style:text-properties fo:font-size="12pt" fo:language="en" fo:country="US" fo:font-style="italic" fo:font-weight="normal" officeooo:rsid="00637bc1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language="ru" fo:country="RU" fo:font-style="italic" fo:font-weight="normal" officeooo:rsid="009c7219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5" style:family="text">
      <style:text-properties officeooo:rsid="00a5bd67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font-size="16pt" officeooo:rsid="004f58b4" style:font-size-asian="16pt" style:font-size-complex="16pt"/>
    </style:style>
    <style:style style:name="T28" style:family="text">
      <style:text-properties style:font-name="Liberation Serif" fo:font-size="16pt" officeooo:rsid="009a78aa" style:font-size-asian="16pt" style:font-size-complex="16pt"/>
    </style:style>
    <style:style style:name="T29" style:family="text">
      <style:text-properties style:font-name="Liberation Serif" fo:font-size="16pt" fo:language="en" fo:country="US" officeooo:rsid="009a78aa" style:font-size-asian="16pt" style:font-size-complex="16pt"/>
    </style:style>
    <style:style style:name="T30" style:family="text">
      <style:text-properties style:font-name="Liberation Serif" fo:font-size="16pt" fo:language="ru" fo:country="RU" officeooo:rsid="009a78aa" style:font-size-asian="16pt" style:font-size-complex="16pt"/>
    </style:style>
    <style:style style:name="T31" style:family="text">
      <style:text-properties style:font-name="Liberation Serif" fo:font-size="14pt" fo:language="en" fo:country="US" officeooo:rsid="0012611b" fo:background-color="transparent" loext:char-shading-value="0" style:font-size-asian="14pt" style:font-size-complex="14pt"/>
    </style:style>
    <style:style style:name="T32" style:family="text">
      <style:text-properties style:font-name="Liberation Serif" fo:font-size="14pt" fo:language="en" fo:country="US" fo:font-weight="bold" officeooo:rsid="0012611b" fo:background-color="transparent" loext:char-shading-value="0" style:font-size-asian="14pt" style:font-weight-asian="bold" style:font-size-complex="14pt" style:font-weight-complex="bold"/>
    </style:style>
    <style:style style:name="T33" style:family="text">
      <style:text-properties fo:color="#000000" loext:opacity="100%" style:font-name="Liberation Serif" fo:font-size="11pt" fo:language="ru" fo:country="RU" fo:font-weight="normal" officeooo:rsid="005003d1" fo:background-color="#e6e0ec" loext:char-shading-value="0" style:font-size-asian="11pt" style:font-weight-asian="normal" style:font-size-complex="11pt" style:font-weight-complex="normal"/>
    </style:style>
    <style:style style:name="T34" style:family="text">
      <style:text-properties style:font-name="Liberation Serif" fo:font-size="11pt" fo:font-weight="normal" fo:background-color="#e6e0ec" loext:char-shading-value="0" style:font-size-asian="11pt" style:font-weight-asian="normal" style:font-size-complex="11pt" style:font-weight-complex="normal"/>
    </style:style>
    <style:style style:name="T35" style:family="text">
      <style:text-properties style:font-name="Liberation Serif" fo:font-size="14pt" fo:language="en" fo:country="US" officeooo:rsid="009c7219" fo:background-color="transparent" loext:char-shading-value="0" style:font-size-asian="14pt" style:font-size-complex="14pt"/>
    </style:style>
    <style:style style:name="T36" style:family="text">
      <style:text-properties style:font-name="Liberation Serif" fo:font-size="14pt" fo:language="ru" fo:country="RU" officeooo:rsid="009c7219" fo:background-color="transparent" loext:char-shading-value="0" style:font-size-asian="14pt" style:font-size-complex="14pt"/>
    </style:style>
    <style:style style:name="T37" style:family="text">
      <style:text-properties style:font-name="Liberation Serif" fo:language="ru" fo:country="RU" officeooo:rsid="005003d1"/>
    </style:style>
    <style:style style:name="T38" style:family="text">
      <style:text-properties style:font-name="Liberation Serif" fo:font-size="11pt" fo:font-style="italic" fo:font-weight="normal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language="ru" fo:country="RU" officeooo:rsid="004f58b4"/>
    </style:style>
    <style:style style:name="T42" style:family="text">
      <style:text-properties fo:language="ru" fo:country="RU" fo:font-weight="bold" officeooo:rsid="0098c2c4" style:font-weight-asian="bold" style:font-weight-complex="bold"/>
    </style:style>
    <style:style style:name="T43" style:family="text">
      <style:text-properties fo:font-weight="bold" officeooo:rsid="00035d11" style:font-weight-asian="bold" style:font-weight-complex="bold"/>
    </style:style>
    <style:style style:name="T44" style:family="text">
      <style:text-properties fo:font-weight="bold" officeooo:rsid="0012611b" style:font-weight-asian="bold" style:font-weight-complex="bold"/>
    </style:style>
    <style:style style:name="T45" style:family="text">
      <style:text-properties fo:font-weight="bold" officeooo:rsid="00b2fda2" style:font-weight-asian="bold" style:font-weight-complex="bold"/>
    </style:style>
    <style:style style:name="T46" style:family="text">
      <style:text-properties fo:font-weight="bold" officeooo:rsid="004f58b4" style:font-weight-asian="bold" style:font-weight-complex="bold"/>
    </style:style>
    <style:style style:name="T47" style:family="text">
      <style:text-properties fo:font-weight="bold" officeooo:rsid="0095311b" style:font-weight-asian="bold" style:font-weight-complex="bold"/>
    </style:style>
    <style:style style:name="T48" style:family="text">
      <style:text-properties fo:font-weight="bold" officeooo:rsid="002435ce" style:font-weight-asian="bold" style:font-weight-complex="bold"/>
    </style:style>
    <style:style style:name="T49" style:family="text">
      <style:text-properties fo:language="en" fo:country="US" fo:font-weight="bold" officeooo:rsid="00035d11" style:font-weight-asian="bold" style:font-weight-complex="bold"/>
    </style:style>
    <style:style style:name="T50" style:family="text">
      <style:text-properties fo:language="en" fo:country="US" fo:font-weight="bold" officeooo:rsid="00986cf1" style:font-weight-asian="bold" style:font-weight-complex="bold"/>
    </style:style>
    <style:style style:name="T51" style:family="text">
      <style:text-properties fo:language="ru" fo:country="RU" officeooo:rsid="0096e506"/>
    </style:style>
    <style:style style:name="T52" style:family="text">
      <style:text-properties fo:language="ru" fo:country="RU" officeooo:rsid="00098fdb"/>
    </style:style>
    <style:style style:name="T53" style:family="text">
      <style:text-properties officeooo:rsid="0012611b"/>
    </style:style>
    <style:style style:name="T54" style:family="text">
      <style:text-properties officeooo:rsid="00098fdb"/>
    </style:style>
    <style:style style:name="T55" style:family="text">
      <style:text-properties style:font-name="Liberation Serif" fo:font-size="11pt" fo:language="en" fo:country="US" officeooo:rsid="00035d11" fo:background-color="#e6e0ec" loext:char-shading-value="0" style:font-size-asian="11pt" style:font-size-complex="11pt"/>
    </style:style>
    <style:style style:name="T56" style:family="text">
      <style:text-properties style:font-name="Liberation Serif" fo:font-size="11pt" fo:language="en" fo:country="US" officeooo:rsid="003969f0" fo:background-color="#e6e0ec" loext:char-shading-value="0" style:font-size-asian="11pt" style:font-size-complex="11pt"/>
    </style:style>
    <style:style style:name="T57" style:family="text">
      <style:text-properties fo:language="ru" fo:country="RU" fo:font-weight="bold" officeooo:rsid="004f58b4" fo:background-color="transparent" loext:char-shading-value="0" style:font-weight-asian="bold" style:font-weight-complex="bold"/>
    </style:style>
    <style:style style:name="T58" style:family="text">
      <style:text-properties fo:language="ru" fo:country="RU" fo:font-weight="bold" officeooo:rsid="000c02da" fo:background-color="transparent" loext:char-shading-value="0" style:font-weight-asian="bold" style:font-weight-complex="bold"/>
    </style:style>
    <style:style style:name="T59" style:family="text">
      <style:text-properties fo:language="ru" fo:country="RU" fo:font-weight="bold" officeooo:rsid="002435ce" fo:background-color="transparent" loext:char-shading-value="0" style:font-weight-asian="bold" style:font-weight-complex="bold"/>
    </style:style>
    <style:style style:name="T60" style:family="text">
      <style:text-properties fo:language="ru" fo:country="RU" fo:font-weight="bold" officeooo:rsid="004d91e6" fo:background-color="transparent" loext:char-shading-value="0" style:font-weight-asian="bold" style:font-weight-complex="bold"/>
    </style:style>
    <style:style style:name="T61" style:family="text">
      <style:text-properties fo:font-size="14pt" fo:font-weight="bold" officeooo:rsid="00288aae" fo:background-color="transparent" loext:char-shading-value="0" style:font-size-asian="14pt" style:font-weight-asian="bold" style:font-size-complex="14pt" style:font-weight-complex="bold"/>
    </style:style>
    <style:style style:name="T62" style:family="text">
      <style:text-properties fo:font-size="14pt" fo:font-weight="bold" officeooo:rsid="00035d11" fo:background-color="transparent" loext:char-shading-value="0" style:font-size-asian="14pt" style:font-weight-asian="bold" style:font-size-complex="14pt" style:font-weight-complex="bold"/>
    </style:style>
    <style:style style:name="T63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64" style:family="text">
      <style:text-properties fo:font-size="14pt" fo:language="en" fo:country="US" fo:font-weight="bold" officeooo:rsid="00035d11" fo:background-color="transparent" loext:char-shading-value="0" style:font-size-asian="14pt" style:font-weight-asian="bold" style:font-size-complex="14pt" style:font-weight-complex="bold"/>
    </style:style>
    <style:style style:name="T65" style:family="text">
      <style:text-properties fo:language="ru" fo:country="RU" officeooo:rsid="00288aae"/>
    </style:style>
    <style:style style:name="T66" style:family="text">
      <style:text-properties style:font-name="Liberation Serif" fo:font-size="11pt" fo:language="en" fo:country="US" officeooo:rsid="00b454a4" fo:background-color="#e6e0ec" loext:char-shading-value="0" style:font-size-asian="11pt" style:font-size-complex="11pt"/>
    </style:style>
    <style:style style:name="T67" style:family="text">
      <style:text-properties fo:language="ru" fo:country="RU" officeooo:rsid="008ea396"/>
    </style:style>
    <style:style style:name="T68" style:family="text">
      <style:text-properties fo:font-size="14pt" fo:language="ru" fo:country="RU" fo:font-weight="bold" officeooo:rsid="008e2a07" fo:background-color="transparent" loext:char-shading-value="0" style:font-size-asian="14pt" style:font-weight-asian="bold" style:font-size-complex="14pt" style:font-weight-complex="bold"/>
    </style:style>
    <style:style style:name="T69" style:family="text">
      <style:text-properties fo:font-size="14pt" fo:language="ru" fo:country="RU" fo:font-weight="bold" officeooo:rsid="00035d11" fo:background-color="transparent" loext:char-shading-value="0" style:font-size-asian="14pt" style:font-weight-asian="bold" style:font-size-complex="14pt" style:font-weight-complex="bold"/>
    </style:style>
    <style:style style:name="T70" style:family="text">
      <style:text-properties fo:font-size="14pt" fo:language="ru" fo:country="RU" fo:font-weight="bold" officeooo:rsid="00ad8813" fo:background-color="transparent" loext:char-shading-value="0" style:font-size-asian="14pt" style:font-weight-asian="bold" style:font-size-complex="14pt" style:font-weight-complex="bold"/>
    </style:style>
    <style:style style:name="T71" style:family="text">
      <style:text-properties fo:font-size="14pt" fo:language="ru" fo:country="RU" fo:font-weight="bold" officeooo:rsid="00b092e5" fo:background-color="transparent" loext:char-shading-value="0" style:font-size-asian="14pt" style:font-weight-asian="bold" style:font-size-complex="14pt" style:font-weight-complex="bold"/>
    </style:style>
    <style:style style:name="T72" style:family="text">
      <style:text-properties fo:font-size="14pt" fo:language="en" fo:country="US" fo:font-weight="bold" officeooo:rsid="00195354" fo:background-color="transparent" loext:char-shading-value="0" style:font-size-asian="14pt" style:font-weight-asian="bold" style:font-size-complex="14pt" style:font-weight-complex="bold"/>
    </style:style>
    <style:style style:name="T73" style:family="text">
      <style:text-properties fo:font-size="11pt" fo:font-weight="normal" officeooo:rsid="0025baf8" fo:background-color="transparent" loext:char-shading-value="0" style:font-size-asian="11pt" style:font-weight-asian="normal" style:font-size-complex="11pt" style:font-weight-complex="normal"/>
    </style:style>
    <style:style style:name="T74" style:family="text">
      <style:text-properties officeooo:rsid="004f58b4" fo:background-color="transparent" loext:char-shading-value="0"/>
    </style:style>
    <style:style style:name="T75" style:family="text">
      <style:text-properties officeooo:rsid="000c02da" fo:background-color="transparent" loext:char-shading-value="0"/>
    </style:style>
    <style:style style:name="T76" style:family="text">
      <style:text-properties officeooo:rsid="00278d41" fo:background-color="transparent" loext:char-shading-value="0"/>
    </style:style>
    <style:style style:name="T77" style:family="text">
      <style:text-properties officeooo:rsid="002435ce" fo:background-color="transparent" loext:char-shading-value="0"/>
    </style:style>
    <style:style style:name="T78" style:family="text">
      <style:text-properties fo:language="ru" fo:country="RU" officeooo:rsid="002adc4f" fo:background-color="transparent" loext:char-shading-value="0"/>
    </style:style>
    <style:style style:name="T79" style:family="text">
      <style:text-properties fo:language="en" fo:country="US" officeooo:rsid="002adc4f" fo:background-color="transparent" loext:char-shading-value="0"/>
    </style:style>
    <style:style style:name="T80" style:family="text">
      <style:text-properties fo:language="ru" fo:country="RU" officeooo:rsid="004d91e6" fo:background-color="transparent" loext:char-shading-value="0"/>
    </style:style>
    <style:style style:name="T81" style:family="text">
      <style:text-properties officeooo:rsid="002adc4f" fo:background-color="transparent" loext:char-shading-value="0"/>
    </style:style>
    <style:style style:name="T82" style:family="text">
      <style:text-properties officeooo:rsid="0086ae23" fo:background-color="transparent" loext:char-shading-value="0"/>
    </style:style>
    <style:style style:name="T83" style:family="text">
      <style:text-properties fo:language="en" fo:country="US" officeooo:rsid="0086ae23" fo:background-color="transparent" loext:char-shading-value="0"/>
    </style:style>
    <style:style style:name="T84" style:family="text">
      <style:text-properties fo:language="en" fo:country="US" officeooo:rsid="00278d41" fo:background-color="transparent" loext:char-shading-value="0"/>
    </style:style>
    <style:style style:name="T85" style:family="text">
      <style:text-properties officeooo:rsid="00035d11" fo:background-color="transparent" loext:char-shading-value="0"/>
    </style:style>
    <style:style style:name="T86" style:family="text">
      <style:text-properties fo:background-color="transparent" loext:char-shading-value="0"/>
    </style:style>
    <style:style style:name="T87" style:family="text">
      <style:text-properties officeooo:rsid="002cd522" fo:background-color="transparent" loext:char-shading-value="0"/>
    </style:style>
    <style:style style:name="T88" style:family="text">
      <style:text-properties officeooo:rsid="00313275"/>
    </style:style>
    <style:style style:name="T89" style:family="text">
      <style:text-properties fo:font-weight="normal" officeooo:rsid="0041228a" style:font-weight-asian="normal" style:font-weight-complex="normal"/>
    </style:style>
    <style:style style:name="T90" style:family="text">
      <style:text-properties fo:font-weight="normal" officeooo:rsid="002adc4f" style:font-weight-asian="normal" style:font-weight-complex="normal"/>
    </style:style>
    <style:style style:name="T91" style:family="text">
      <style:text-properties fo:font-weight="bold" officeooo:rsid="002adc4f" style:font-weight-asian="bold" style:font-weight-complex="bold"/>
    </style:style>
    <style:style style:name="T92" style:family="text">
      <style:text-properties fo:font-weight="normal" officeooo:rsid="0031ec37" style:font-weight-asian="normal" style:font-weight-complex="normal"/>
    </style:style>
    <style:style style:name="T93" style:family="text">
      <style:text-properties fo:language="en" fo:country="US" fo:font-weight="normal" officeooo:rsid="0031ec37" style:font-weight-asian="normal" style:font-weight-complex="normal"/>
    </style:style>
    <style:style style:name="T94" style:family="text">
      <style:text-properties fo:font-weight="bold" officeooo:rsid="0031ec37" style:font-weight-asian="bold" style:font-weight-complex="bold"/>
    </style:style>
    <style:style style:name="T95" style:family="text">
      <style:text-properties officeooo:rsid="00296a16" fo:background-color="transparent" loext:char-shading-value="0"/>
    </style:style>
    <style:style style:name="T96" style:family="text">
      <style:text-properties fo:language="en" fo:country="US" officeooo:rsid="00296a16" fo:background-color="transparent" loext:char-shading-value="0"/>
    </style:style>
    <style:style style:name="T97" style:family="text">
      <style:text-properties fo:language="ru" fo:country="RU" officeooo:rsid="00278d41" fo:background-color="transparent" loext:char-shading-value="0"/>
    </style:style>
    <style:style style:name="T98" style:family="text">
      <style:text-properties officeooo:rsid="007bbbe7" fo:background-color="transparent" loext:char-shading-value="0"/>
    </style:style>
    <style:style style:name="T99" style:family="text">
      <style:text-properties officeooo:rsid="0032f90c" fo:background-color="transparent" loext:char-shading-value="0"/>
    </style:style>
    <style:style style:name="T100" style:family="text">
      <style:text-properties fo:font-size="11pt" style:font-size-asian="11pt" style:font-size-complex="11pt"/>
    </style:style>
    <style:style style:name="T101" style:family="text">
      <style:text-properties fo:font-size="11pt" officeooo:rsid="003687a1" style:font-size-asian="11pt" style:font-size-complex="11pt"/>
    </style:style>
    <style:style style:name="T102" style:family="text">
      <style:text-properties officeooo:rsid="003ba08b" fo:background-color="transparent" loext:char-shading-value="0"/>
    </style:style>
    <style:style style:name="T103" style:family="text">
      <style:text-properties officeooo:rsid="0032f90c"/>
    </style:style>
    <style:style style:name="T104" style:family="text">
      <style:text-properties officeooo:rsid="00278d41"/>
    </style:style>
    <style:style style:name="T105" style:family="text">
      <style:text-properties officeooo:rsid="00035d11"/>
    </style:style>
    <style:style style:name="T106" style:family="text">
      <style:text-properties fo:language="en" fo:country="US" officeooo:rsid="00278d41"/>
    </style:style>
    <style:style style:name="T107" style:family="text">
      <style:text-properties officeooo:rsid="0043e092" fo:background-color="transparent" loext:char-shading-value="0"/>
    </style:style>
    <style:style style:name="T108" style:family="text">
      <style:text-properties fo:language="en" fo:country="US" officeooo:rsid="0034ec68" fo:background-color="transparent" loext:char-shading-value="0"/>
    </style:style>
    <style:style style:name="T109" style:family="text">
      <style:text-properties fo:language="en" fo:country="US" officeooo:rsid="0043e092" fo:background-color="transparent" loext:char-shading-value="0"/>
    </style:style>
    <style:style style:name="T110" style:family="text">
      <style:text-properties fo:language="en" fo:country="US" officeooo:rsid="00637bc1" fo:background-color="transparent" loext:char-shading-value="0"/>
    </style:style>
    <style:style style:name="T111" style:family="text">
      <style:text-properties officeooo:rsid="0061ecff" fo:background-color="transparent" loext:char-shading-value="0"/>
    </style:style>
    <style:style style:name="T112" style:family="text">
      <style:text-properties fo:language="en" fo:country="US" officeooo:rsid="0061ecff" fo:background-color="transparent" loext:char-shading-value="0"/>
    </style:style>
    <style:style style:name="T113" style:family="text">
      <style:text-properties fo:font-weight="bold" officeooo:rsid="0061ecff" fo:background-color="transparent" loext:char-shading-value="0" style:font-weight-asian="bold" style:font-weight-complex="bold"/>
    </style:style>
    <style:style style:name="T114" style:family="text">
      <style:text-properties officeooo:rsid="00718270"/>
    </style:style>
    <style:style style:name="T115" style:family="text">
      <style:text-properties fo:language="en" fo:country="US" officeooo:rsid="005d7cc8"/>
    </style:style>
    <style:style style:name="T116" style:family="text">
      <style:text-properties officeooo:rsid="005d7cc8"/>
    </style:style>
    <style:style style:name="T117" style:family="text">
      <style:text-properties officeooo:rsid="004757ca"/>
    </style:style>
    <style:style style:name="T118" style:family="text">
      <style:text-properties officeooo:rsid="00742ac0"/>
    </style:style>
    <style:style style:name="T119" style:family="text">
      <style:text-properties fo:language="en" fo:country="US" officeooo:rsid="00742ac0"/>
    </style:style>
    <style:style style:name="T120" style:family="text">
      <style:text-properties officeooo:rsid="0069205f"/>
    </style:style>
    <style:style style:name="T121" style:family="text">
      <style:text-properties officeooo:rsid="0074b81c"/>
    </style:style>
    <style:style style:name="T122" style:family="text">
      <style:text-properties fo:language="en" fo:country="US" officeooo:rsid="0074b81c"/>
    </style:style>
    <style:style style:name="T123" style:family="text">
      <style:text-properties fo:language="en" fo:country="US" officeooo:rsid="006b23d6"/>
    </style:style>
    <style:style style:name="T124" style:family="text">
      <style:text-properties officeooo:rsid="006b23d6"/>
    </style:style>
    <style:style style:name="T125" style:family="text">
      <style:text-properties officeooo:rsid="006bc2d1"/>
    </style:style>
    <style:style style:name="T126" style:family="text">
      <style:text-properties fo:language="en" fo:country="US" officeooo:rsid="006bc2d1"/>
    </style:style>
    <style:style style:name="T127" style:family="text">
      <style:text-properties fo:font-weight="normal" officeooo:rsid="0069205f" style:font-weight-asian="normal" style:font-weight-complex="normal"/>
    </style:style>
    <style:style style:name="T128" style:family="text">
      <style:text-properties fo:font-size="16pt" officeooo:rsid="004f58b4" fo:background-color="transparent" loext:char-shading-value="0" style:font-size-asian="16pt" style:font-size-complex="16pt"/>
    </style:style>
    <style:style style:name="T129" style:family="text">
      <style:text-properties fo:font-size="16pt" officeooo:rsid="000c02da" fo:background-color="transparent" loext:char-shading-value="0" style:font-size-asian="16pt" style:font-size-complex="16pt"/>
    </style:style>
    <style:style style:name="T130" style:family="text">
      <style:text-properties fo:font-size="16pt" officeooo:rsid="00278d41" fo:background-color="transparent" loext:char-shading-value="0" style:font-size-asian="16pt" style:font-size-complex="16pt"/>
    </style:style>
    <style:style style:name="T131" style:family="text">
      <style:text-properties fo:font-size="16pt" officeooo:rsid="004a6520" fo:background-color="transparent" loext:char-shading-value="0" style:font-size-asian="16pt" style:font-size-complex="16pt"/>
    </style:style>
    <style:style style:name="T132" style:family="text">
      <style:text-properties fo:font-size="16pt" fo:language="ru" fo:country="RU" officeooo:rsid="00278d41" fo:background-color="transparent" loext:char-shading-value="0" style:font-size-asian="16pt" style:font-size-complex="16pt"/>
    </style:style>
    <style:style style:name="T133" style:family="text">
      <style:text-properties fo:font-size="16pt" fo:language="ru" fo:country="RU" officeooo:rsid="0046abad" fo:background-color="transparent" loext:char-shading-value="0" style:font-size-asian="16pt" style:font-size-complex="16pt"/>
    </style:style>
    <style:style style:name="T134" style:family="text">
      <style:text-properties officeooo:rsid="0046abad" fo:background-color="transparent" loext:char-shading-value="0"/>
    </style:style>
    <style:style style:name="T135" style:family="text">
      <style:text-properties fo:language="en" fo:country="US" officeooo:rsid="0046abad" fo:background-color="transparent" loext:char-shading-value="0"/>
    </style:style>
    <style:style style:name="T136" style:family="text">
      <style:text-properties fo:language="ru" fo:country="RU" officeooo:rsid="00d23f63"/>
    </style:style>
    <style:style style:name="T137" style:family="text">
      <style:text-properties officeooo:rsid="00d23f63"/>
    </style:style>
    <style:style style:name="T138" style:family="text">
      <style:text-properties fo:language="ru" fo:country="RU" officeooo:rsid="0046c2eb"/>
    </style:style>
    <style:style style:name="T139" style:family="text">
      <style:text-properties officeooo:rsid="0046c2eb"/>
    </style:style>
    <style:style style:name="T140" style:family="text">
      <style:text-properties fo:language="en" fo:country="US" officeooo:rsid="004757ca"/>
    </style:style>
    <style:style style:name="T141" style:family="text">
      <style:text-properties officeooo:rsid="00c4afec"/>
    </style:style>
    <style:style style:name="T142" style:family="text">
      <style:text-properties fo:language="en" fo:country="US" officeooo:rsid="00c4afec"/>
    </style:style>
    <style:style style:name="T143" style:family="text">
      <style:text-properties fo:language="en" fo:country="US" fo:font-weight="bold" officeooo:rsid="0025baf8" style:font-weight-asian="bold" style:font-weight-complex="bold"/>
    </style:style>
    <style:style style:name="T144" style:family="text">
      <style:text-properties fo:language="ru" fo:country="RU" officeooo:rsid="004b6cf3" fo:background-color="transparent" loext:char-shading-value="0"/>
    </style:style>
    <style:style style:name="T145" style:family="text">
      <style:text-properties officeooo:rsid="007b0a68" fo:background-color="transparent" loext:char-shading-value="0"/>
    </style:style>
    <style:style style:name="T146" style:family="text">
      <style:text-properties fo:language="en" fo:country="US" officeooo:rsid="007b0a68" fo:background-color="transparent" loext:char-shading-value="0"/>
    </style:style>
    <style:style style:name="T147" style:family="text">
      <style:text-properties officeooo:rsid="0077c4b3"/>
    </style:style>
    <style:style style:name="T148" style:family="text">
      <style:text-properties officeooo:rsid="0081666e"/>
    </style:style>
    <style:style style:name="T149" style:family="text">
      <style:text-properties fo:language="en" fo:country="US" officeooo:rsid="0025baf8"/>
    </style:style>
    <style:style style:name="T150" style:family="text">
      <style:text-properties officeooo:rsid="0072bca1"/>
    </style:style>
    <style:style style:name="T151" style:family="text">
      <style:text-properties fo:language="en" fo:country="US" officeooo:rsid="0072bca1"/>
    </style:style>
    <style:style style:name="T152" style:family="text">
      <style:text-properties fo:language="ru" fo:country="RU" officeooo:rsid="0051b3d3"/>
    </style:style>
    <style:style style:name="T153" style:family="text">
      <style:text-properties fo:language="en" fo:country="US" officeooo:rsid="0069205f"/>
    </style:style>
    <style:style style:name="T154" style:family="text">
      <style:text-properties fo:font-style="normal" officeooo:rsid="0069205f" style:font-style-asian="normal" style:font-style-complex="normal"/>
    </style:style>
    <style:style style:name="T155" style:family="text">
      <style:text-properties fo:language="en" fo:country="US" fo:font-style="normal" officeooo:rsid="0069205f" style:font-style-asian="normal" style:font-style-complex="normal"/>
    </style:style>
    <style:style style:name="T156" style:family="text">
      <style:text-properties officeooo:rsid="006af4a1"/>
    </style:style>
    <style:style style:name="T157" style:family="text">
      <style:text-properties officeooo:rsid="00655a43"/>
    </style:style>
    <style:style style:name="T158" style:family="text">
      <style:text-properties fo:language="en" fo:country="US" officeooo:rsid="00655a43"/>
    </style:style>
    <style:style style:name="T159" style:family="text">
      <style:text-properties officeooo:rsid="00bb2e76" fo:background-color="transparent" loext:char-shading-value="0"/>
    </style:style>
    <style:style style:name="T160" style:family="text">
      <style:text-properties officeooo:rsid="00bcca88" fo:background-color="transparent" loext:char-shading-value="0"/>
    </style:style>
    <style:style style:name="T161" style:family="text">
      <style:text-properties fo:language="ru" fo:country="RU" officeooo:rsid="00bb2e76" fo:background-color="transparent" loext:char-shading-value="0"/>
    </style:style>
    <style:style style:name="T162" style:family="text">
      <style:text-properties fo:language="ru" fo:country="RU" officeooo:rsid="00bcca88" fo:background-color="transparent" loext:char-shading-value="0"/>
    </style:style>
    <style:style style:name="T163" style:family="text">
      <style:text-properties fo:language="en" fo:country="US" officeooo:rsid="00bbcf9e" fo:background-color="transparent" loext:char-shading-value="0"/>
    </style:style>
    <style:style style:name="T164" style:family="text">
      <style:text-properties officeooo:rsid="00bbcf9e" fo:background-color="transparent" loext:char-shading-value="0"/>
    </style:style>
    <style:style style:name="T165" style:family="text">
      <style:text-properties fo:language="en" fo:country="US" officeooo:rsid="00cbc845" fo:background-color="transparent" loext:char-shading-value="0"/>
    </style:style>
    <style:style style:name="T166" style:family="text">
      <style:text-properties officeooo:rsid="00bbcf9e"/>
    </style:style>
    <style:style style:name="T167" style:family="text">
      <style:text-properties fo:color="#000000" loext:opacity="100%" fo:language="ru" fo:country="RU" fo:font-weight="normal" officeooo:rsid="005003d1" style:font-weight-asian="normal" style:font-weight-complex="normal"/>
    </style:style>
    <style:style style:name="T168" style:family="text">
      <style:text-properties officeooo:rsid="00cbc845" fo:background-color="transparent" loext:char-shading-value="0"/>
    </style:style>
    <style:style style:name="T169" style:family="text">
      <style:text-properties officeooo:rsid="00cb653b" fo:background-color="transparent" loext:char-shading-value="0"/>
    </style:style>
    <style:style style:name="T170" style:family="text">
      <style:text-properties fo:language="en" fo:country="US" officeooo:rsid="00cb653b" fo:background-color="transparent" loext:char-shading-value="0"/>
    </style:style>
    <style:style style:name="T171" style:family="text">
      <style:text-properties officeooo:rsid="00c5de5c" fo:background-color="transparent" loext:char-shading-value="0"/>
    </style:style>
    <style:style style:name="T172" style:family="text">
      <style:text-properties fo:language="ru" fo:country="RU" officeooo:rsid="00c5de5c" fo:background-color="transparent" loext:char-shading-value="0"/>
    </style:style>
    <style:style style:name="T173" style:family="text">
      <style:text-properties fo:language="en" fo:country="US" officeooo:rsid="00c5de5c" fo:background-color="transparent" loext:char-shading-value="0"/>
    </style:style>
    <style:style style:name="T174" style:family="text">
      <style:text-properties fo:language="en" fo:country="US" officeooo:rsid="00c91aee"/>
    </style:style>
    <style:style style:name="T175" style:family="text">
      <style:text-properties fo:font-size="16pt" officeooo:rsid="00d06801" fo:background-color="transparent" loext:char-shading-value="0" style:font-size-asian="16pt" style:font-size-complex="16pt"/>
    </style:style>
    <style:style style:name="T176" style:family="text">
      <style:text-properties fo:font-size="16pt" fo:language="en" fo:country="US" officeooo:rsid="00d3d919" fo:background-color="transparent" loext:char-shading-value="0" style:font-size-asian="16pt" style:font-size-complex="16pt"/>
    </style:style>
    <style:style style:name="T177" style:family="text">
      <style:text-properties fo:font-size="16pt" fo:language="ru" fo:country="RU" officeooo:rsid="00d06801" fo:background-color="transparent" loext:char-shading-value="0" style:font-size-asian="16pt" style:font-size-complex="16pt"/>
    </style:style>
    <style:style style:name="T178" style:family="text">
      <style:text-properties fo:font-size="16pt" fo:language="en" fo:country="US" officeooo:rsid="00d06801" fo:background-color="transparent" loext:char-shading-value="0" style:font-size-asian="16pt" style:font-size-complex="16pt"/>
    </style:style>
    <style:style style:name="T179" style:family="text">
      <style:text-properties fo:font-size="16pt" fo:language="ru" fo:country="RU" officeooo:rsid="00d3d919" fo:background-color="transparent" loext:char-shading-value="0" style:font-size-asian="16pt" style:font-size-complex="16pt"/>
    </style:style>
    <style:style style:name="T180" style:family="text">
      <style:text-properties officeooo:rsid="00d06801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Памятка по <text:span text:style-name="T1">GET </text:span><text:span text:style-name="T2">и </text:span><text:span text:style-name="T1">POST </text:span><text:span text:style-name="T2">запросам</text:span></text:h>
      <text:h text:style-name="P2" text:outline-level="4"/>
      <text:h text:style-name="P3" text:outline-level="4"><text:span text:style-name="T3">Для тестов </text:span><text:span text:style-name="T4">нужно временно отключить </text:span><text:span text:style-name="T3">в файле «</text:span><text:span text:style-name="T5">web.go</text:span><text:span text:style-name="T3">»</text:span><text:span text:style-name="T6"> </text:span><text:span text:style-name="T7">защиту </text:span><text:span text:style-name="T8">Coraza WAF, </text:span><text:span text:style-name="T7">просто удалив в начале для нужных маршрутах эту часть "</text:span><text:span text:style-name="T9">protectedMux.</text:span><text:span text:style-name="T7">", к примеру</text:span><text:span text:style-name="T10">:</text:span></text:h>
      <text:p text:style-name="P4">// Было:</text:p>
      <text:p text:style-name="P5">protectedMux.http.HandleFunc("/check-FiReMQ", update.CheckHandler)<text:line-break/>protectedMux.http.HandleFunc("/update-FiReMQ", update.UpdateHandler)<text:line-break/>protectedMux.http.HandleFunc("/rollback-backup-FiReMQ", update.RollbackHandler)</text:p>
      <text:p text:style-name="P6">// Стало:</text:p>
      <text:p text:style-name="P5">http.HandleFunc("/check-FiReMQ", update.CheckHandler)<text:line-break/>http.HandleFunc("/update-FiReMQ", update.UpdateHandler)<text:line-break/>http.HandleFunc("/rollback-backup-FiReMQ", update.RollbackHandler)</text:p>
      <text:p text:style-name="P7"/>
      <text:h text:style-name="P8" text:outline-level="4"/>
      <text:h text:style-name="P9" text:outline-level="4"><text:span text:style-name="T11">1. </text:span><text:span text:style-name="Strong_20_Emphasis"><text:span text:style-name="T11">Перемещение клиент</text:span></text:span><text:span text:style-name="Strong_20_Emphasis"><text:span text:style-name="T12">ов между группами</text:span></text:span><text:span text:style-name="Strong_20_Emphasis"><text:span text:style-name="T11"> </text:span></text:span></text:h>
      <text:h text:style-name="P9" text:outline-level="4"><text:span text:style-name="Strong_20_Emphasis"><text:span text:style-name="T13">Перемещение </text:span></text:span><text:span text:style-name="Strong_20_Emphasis"><text:span text:style-name="T14">конкретного клиента </text:span></text:span><text:span text:style-name="Strong_20_Emphasis"><text:span text:style-name="T13">в подгруппу </text:span></text:span><text:span text:style-name="Strong_20_Emphasis"><text:span text:style-name="T15">групп</text:span></text:span><text:span text:style-name="Strong_20_Emphasis"><text:span text:style-name="T16">ы </text:span></text:span><text:span text:style-name="Strong_20_Emphasis"><text:span text:style-name="T17">(POST)</text:span></text:span></text:h>
      <text:p text:style-name="P10"><text:span text:style-name="Source_20_Text"><text:span text:style-name="T18">curl.exe -k -X POST https://localhost:8443/move-client -H "Content-Type: application/json" -d '{"clientID": "12345", "newGroupID": "Group1", "newSubgroupID": "Subgroup1"}'</text:span></text:span></text:p>
      <text:p text:style-name="P10"><text:span text:style-name="Source_20_Text"><text:span text:style-name="T18"/></text:span></text:p>
      <text:p text:style-name="P10"><text:span text:style-name="Source_20_Text"><text:span text:style-name="T18"/></text:span></text:p>
      <text:h text:style-name="P9" text:outline-level="4"><text:span text:style-name="Strong_20_Emphasis"><text:span text:style-name="T16">Массовое п</text:span></text:span><text:span text:style-name="Strong_20_Emphasis"><text:span text:style-name="T13">еремещение клиент</text:span></text:span><text:span text:style-name="Strong_20_Emphasis"><text:span text:style-name="T16">ов в подгруппу </text:span></text:span><text:span text:style-name="Strong_20_Emphasis"><text:span text:style-name="T15">групп</text:span></text:span><text:span text:style-name="Strong_20_Emphasis"><text:span text:style-name="T16">ы </text:span></text:span><text:span text:style-name="Strong_20_Emphasis"><text:span text:style-name="T19">(POST)</text:span></text:span></text:h>
      <text:p text:style-name="P11">curl.exe -<text:span text:style-name="T20">k</text:span> -X POST http<text:span text:style-name="T21">s</text:span>://localhost:8443/move-selected-clients -H "Content-Type: application/json" -d '{"clientIDs": ["chukaPabra", "client2", "client3"], <text:s/>"newGroup": "newGroupID", <text:s/>"newSubgroup": "newSubgroupID"}'</text:p>
      <text:p text:style-name="P11"/>
      <text:p text:style-name="P12"><text:span text:style-name="T22">P.S. </text:span><text:span text:style-name="T23">З</text:span>апрос «<text:span text:style-name="Source_20_Text"><text:span text:style-name="T24">/move-client?clientID=client123&amp;newGroupID=group1&amp;newSubgroupID=subgroup2</text:span></text:span>» <text:span text:style-name="T25">п</text:span>ереместит клиента с <text:span text:style-name="Source_20_Text"><text:span text:style-name="T26">clientID=client123</text:span></text:span> в группу <text:span text:style-name="Source_20_Text"><text:span text:style-name="T26">group1</text:span></text:span> и подгруппу <text:span text:style-name="Source_20_Text"><text:span text:style-name="T26">subgroup2</text:span></text:span></text:p>
      <text:p text:style-name="P13"/>
      <text:h text:style-name="P14" text:outline-level="4"><text:span text:style-name="T27">3</text:span><text:span text:style-name="T11">. </text:span><text:span text:style-name="T28">Сортировка клиентов в</text:span><text:span text:style-name="T29"> WEB</text:span><text:span text:style-name="T30"> админке</text:span></text:h>
      <text:h text:style-name="P14" text:outline-level="4"><text:span text:style-name="Strong_20_Emphasis"><text:span text:style-name="T31">Получение отсортированных клиентов по группе и подгруппе </text:span></text:span><text:span text:style-name="Strong_20_Emphasis"><text:span text:style-name="T32">(GET)</text:span></text:span></text:h>
      <text:h text:style-name="P15" text:outline-level="4"><text:span text:style-name="Source_20_Text"><text:span text:style-name="T33">curl.exe -k -X GET https://localhost:8443/</text:span></text:span><text:span text:style-name="Source_20_Text"><text:span text:style-name="T34">get-clients-by-group?group=group1&amp;subgroup=subgroup1</text:span></text:span></text:h>
      <text:p text:style-name="P16"/>
      <text:h text:style-name="P17" text:outline-level="4"><text:span text:style-name="Strong_20_Emphasis"><text:span text:style-name="T31">Получение </text:span></text:span><text:span text:style-name="Strong_20_Emphasis"><text:span text:style-name="T35">в</text:span></text:span><text:span text:style-name="Strong_20_Emphasis"><text:span text:style-name="T36">сех</text:span></text:span><text:span text:style-name="Strong_20_Emphasis"><text:span text:style-name="T31"> клиентов </text:span></text:span><text:span text:style-name="Strong_20_Emphasis"><text:span text:style-name="T35">б</text:span></text:span><text:span text:style-name="Strong_20_Emphasis"><text:span text:style-name="T36">ез сортировки </text:span></text:span><text:span text:style-name="Strong_20_Emphasis"><text:span text:style-name="T32">(GET)</text:span></text:span></text:h>
      <text:p text:style-name="P18"><text:span text:style-name="Source_20_Text"><text:span text:style-name="T37">curl.exe -k -X GET https://localhost:8443/get-clients-by-group</text:span></text:span></text:p>
      <text:p text:style-name="P19"><text:span text:style-name="Source_20_Text"><text:span text:style-name="T18"/></text:span></text:p>
      <text:p text:style-name="P20"><text:soft-page-break/><text:span text:style-name="T22">P.S. </text:span><text:span text:style-name="T23">З</text:span>апрос «<text:span text:style-name="Source_20_Text"><text:span text:style-name="T38">/get-clients-by-group?group=group1&amp;subgroup=subgroup1</text:span></text:span>» вернет список всех клиентов, принадлежащих к группе <text:span text:style-name="T39">group1</text:span> и подгруппе <text:span text:style-name="T39">subgroup1</text:span><text:span text:style-name="T40">.</text:span></text:p>
      <text:p text:style-name="P21"/>
      <text:h text:style-name="P22" text:outline-level="4"><text:span text:style-name="T41">4</text:span>. <text:span text:style-name="T42">Переименование клиента</text:span><text:bookmark-start text:name="__DdeLink__333_3054247393"/><text:span text:style-name="T43"> </text:span><text:span text:style-name="T44">(</text:span><text:span text:style-name="T45">POST</text:span><text:span text:style-name="T44">)</text:span></text:h>
      <text:p text:style-name="P23"/>
      <text:p text:style-name="P24"><text:bookmark-end text:name="__DdeLink__333_3054247393"/>curl.exe -k -X POST https://localhost:8443/set-name-client -H "Content-Type: application/json" -d '{"clientID": "chukaPabra", "name": "Новое имя"}'</text:p>
      <text:p text:style-name="P23"/>
      <text:p text:style-name="P25"/>
      <text:h text:style-name="P26" text:outline-level="4"><text:span text:style-name="T46">5</text:span><text:span text:style-name="T39">. </text:span><text:span text:style-name="T47">Удаление клиентов</text:span><text:span text:style-name="T48"> </text:span><text:span text:style-name="T49"><text:s/></text:span><text:span text:style-name="T47">в </text:span><text:span text:style-name="T50">WEB </text:span><text:span text:style-name="T47">админке</text:span></text:h>
      <text:p text:style-name="P27"/>
      <text:p text:style-name="P28"><text:span text:style-name="T51">У</text:span><text:span text:style-name="T52">даление</text:span> <text:span text:style-name="T51">конкретного </text:span>клиент<text:span text:style-name="T51">а</text:span><text:span text:style-name="T52"> </text:span><text:span text:style-name="T53">(POST)</text:span></text:p>
      <text:p text:style-name="P29">curl.exe -k -X POST https://localhost:8443/delete-client -H "Content-Type: application/json" -d '{"clientID": "chukaPabra"}'</text:p>
      <text:p text:style-name="P27"/>
      <text:p text:style-name="P30"/>
      <text:p text:style-name="P31"><text:span text:style-name="T52">Массовое удаление</text:span> клиент<text:span text:style-name="T52">ов </text:span><text:span text:style-name="T53">(</text:span><text:span text:style-name="T54">POST</text:span><text:span text:style-name="T53">)</text:span></text:p>
      <text:p text:style-name="P32"><text:span text:style-name="T55">curl.exe -</text:span><text:span text:style-name="T56">k </text:span><text:span text:style-name="T55">-X POST http://localhost:8443/delete-selected-clients -H "Content-Type: application/json" -d '["client1", "client2", "client3"]'</text:span></text:p>
      <text:p text:style-name="P33"/>
      <text:p text:style-name="P34"/>
      <text:h text:style-name="P35" text:outline-level="4"><text:span text:style-name="T57">6</text:span><text:span text:style-name="T58">. </text:span><text:span text:style-name="T59">«</text:span><text:span text:style-name="T60">Учётные записи админов</text:span><text:span text:style-name="T59">»</text:span></text:h>
      <text:h text:style-name="P36" text:outline-level="3"><text:span text:style-name="T61">П</text:span><text:span text:style-name="T62">олучени</text:span><text:span text:style-name="T61">е</text:span><text:span text:style-name="T62"> списка имён (GET</text:span><text:span text:style-name="T63">)</text:span></text:h>
      <text:p text:style-name="P37">curl.exe -k -X GET https://localhost:8443/get-usernames</text:p>
      <text:p text:style-name="P38"/>
      <text:h text:style-name="P39" text:outline-level="3"><text:span text:style-name="T61">П</text:span><text:span text:style-name="T62">олучени</text:span><text:span text:style-name="T61">е </text:span><text:span text:style-name="T62">имени авторизованного пользователя на WEB интерфейс</text:span><text:span text:style-name="T61">е</text:span><text:span text:style-name="T62"> (GET</text:span><text:span text:style-name="T63">)</text:span></text:h>
      <text:p text:style-name="P37">curl.exe -k -X GET https://localhost:8443/get-authname</text:p>
      <text:p text:style-name="P40"><text:span text:style-name="T64"/></text:p>
      <text:h text:style-name="P41" text:outline-level="3"><text:span text:style-name="T65">Добавление</text:span> новой учетной записи (POST)</text:h>
      <text:p text:style-name="P42"><text:span text:style-name="Source_20_Text"><text:span text:style-name="T18">curl.exe -</text:span></text:span><text:span text:style-name="Source_20_Text"><text:span text:style-name="T56">k </text:span></text:span><text:span text:style-name="Source_20_Text"><text:span text:style-name="T18">-X POST http</text:span></text:span><text:span text:style-name="Source_20_Text"><text:span text:style-name="T66">s</text:span></text:span><text:span text:style-name="Source_20_Text"><text:span text:style-name="T18">://localhost:8443/add-user -H "Content-Type: application/json" -d '{"auth_login": "старый_логин", "auth_new_name": "новое_имя", "auth_new_login": "новый_логин", "auth_new_password": "новый_пароль"}'</text:span></text:span></text:p>
      <text:h text:style-name="P43" text:outline-level="3"><text:span text:style-name="T64"/></text:h>
      <text:h text:style-name="P44" text:outline-level="3"><text:span text:style-name="T65">Удаление</text:span> уч<text:span text:style-name="T67">ё</text:span>тной записи (POST)</text:h>
      <text:p text:style-name="P42"><text:span text:style-name="Source_20_Text"><text:span text:style-name="T18">curl.exe -</text:span></text:span><text:span text:style-name="Source_20_Text"><text:span text:style-name="T56">k </text:span></text:span><text:span text:style-name="Source_20_Text"><text:span text:style-name="T18">-X POST http</text:span></text:span><text:span text:style-name="Source_20_Text"><text:span text:style-name="T66">s</text:span></text:span><text:span text:style-name="Source_20_Text"><text:span text:style-name="T18">://localhost:8443/delete-user -H "Content-Type: application/json" -d '{"auth_login": "логин_для_удаления"}'</text:span></text:span></text:p>
      <text:h text:style-name="P43" text:outline-level="3"><text:soft-page-break/><text:span text:style-name="T64"/></text:h>
      <text:h text:style-name="P43" text:outline-level="3"><text:span text:style-name="T68">О</text:span><text:span text:style-name="T64">бновлени</text:span><text:span text:style-name="T68">е</text:span><text:span text:style-name="T64"> уч</text:span><text:span text:style-name="T68">ё</text:span><text:span text:style-name="T64">тной записи</text:span><text:span text:style-name="T69"> </text:span><text:span text:style-name="T70">(имя пользователя </text:span><text:span text:style-name="T71">и/</text:span><text:span text:style-name="T70">или пароль)</text:span><text:span text:style-name="T69"> </text:span><text:span text:style-name="T64">(POST</text:span><text:span text:style-name="T72">)</text:span></text:h>
      <text:p text:style-name="P45"><text:span text:style-name="Source_20_Text"><text:span text:style-name="T18">curl -k -X POST http</text:span></text:span><text:span text:style-name="Source_20_Text"><text:span text:style-name="T66">s</text:span></text:span><text:span text:style-name="Source_20_Text"><text:span text:style-name="T18">://localhost:8443/update-user -H "Content-Type: application/json" -d '{"auth_login": "старый_логин", "auth_new_name": "новое_имя", "auth_new_password": "новый_пароль"}'</text:span></text:span></text:p>
      <text:p text:style-name="P46"><text:span text:style-name="T73"/></text:p>
      <text:p text:style-name="P47"/>
      <text:h text:style-name="P48" text:outline-level="4"/>
      <text:h text:style-name="P49" text:outline-level="4"><text:span text:style-name="T74">7</text:span><text:span text:style-name="T75">. </text:span><text:span text:style-name="T76">КОМАНДЫ</text:span><text:span text:style-name="T77"> </text:span><text:span text:style-name="T78">ДЛЯ «</text:span><text:span text:style-name="T79">MQTT </text:span><text:span text:style-name="T80">авторизация»</text:span></text:h>
      <text:h text:style-name="P50" text:outline-level="3"><text:span text:style-name="T76">Получ</text:span><text:span text:style-name="T81">ение данных учетных записей </text:span><text:span text:style-name="T82">из</text:span><text:span text:style-name="T83"> JSON</text:span><text:span text:style-name="T84"> </text:span><text:span text:style-name="T85">(GET</text:span><text:span text:style-name="T86">)</text:span></text:h>
      <text:p text:style-name="P51">curl.exe -k -X GET https://localhost:8443/get-accounts-mqtt</text:p>
      <text:h text:style-name="P52" text:outline-level="3"><text:span text:style-name="T87">Обновление</text:span><text:span text:style-name="T76"> данных учетной записи </text:span><text:span text:style-name="T85">(</text:span><text:span text:style-name="T64">POST</text:span><text:span text:style-name="T86">)</text:span></text:h>
      <text:p text:style-name="P53">curl.exe -k -X POST https://localhost:8443/update-account-mqtt -H "Content-Type: application/json" -d "{\"username\": \"new_username\", \"password\": \"new_password\"}"</text:p>
      <text:h text:style-name="P52" text:outline-level="3"><text:span text:style-name="T87">Р</text:span><text:span text:style-name="T81">азрешает или запрещает подключение через учётную запись в конфиге "mqtt_config.json" с низким приоритетом "1"</text:span><text:span text:style-name="T76"> </text:span><text:span text:style-name="T85">(</text:span><text:span text:style-name="T64">POST</text:span><text:span text:style-name="T86">)</text:span></text:h>
      <text:p text:style-name="P53">curl.exe -<text:span text:style-name="T88">k </text:span>-X POST https://localhost:8443/update-allow-mqtt -H "Content-Type: application/json" -d "{\"allow\": true}"</text:p>
      <text:h text:style-name="P54" text:outline-level="4"><text:span text:style-name="T40">Пояснени</text:span><text:span text:style-name="T89">е</text:span><text:span text:style-name="T40">:</text:span></text:h>
      <text:h text:style-name="P55" text:outline-level="4"><text:span text:style-name="T40">Приоритет </text:span><text:span text:style-name="T90">"</text:span><text:span text:style-name="T39">0</text:span><text:span text:style-name="T90">" </text:span><text:span text:style-name="T40">является выше, чем приоритет</text:span><text:span text:style-name="T90"> "</text:span><text:span text:style-name="T91">1</text:span><text:span text:style-name="T90">" </text:span><text:span text:style-name="T92">в </text:span><text:span text:style-name="T93">JSON </text:span><text:span text:style-name="T92">конфиге </text:span><text:span text:style-name="T93">MQTT </text:span><text:span text:style-name="T92">"</text:span><text:span text:style-name="T94">mqtt_config.json</text:span><text:span text:style-name="T92">"</text:span><text:span text:style-name="T90">.</text:span></text:h>
      <text:p text:style-name="P56"/>
      <text:h text:style-name="P57" text:outline-level="4"/>
      <text:h text:style-name="P58" text:outline-level="4"><text:span text:style-name="T74">8</text:span><text:span text:style-name="T75">. </text:span><text:span text:style-name="T76">КОМАНДЫ</text:span><text:span text:style-name="T77"> «</text:span><text:span text:style-name="T95">c</text:span><text:span text:style-name="T96">md/PowerShell»</text:span><text:span text:style-name="T84"> </text:span><text:span text:style-name="T97">ДЛЯ ВЫПОЛНЕНИЯ У КЛЕНТОВ</text:span></text:h>
      <text:h text:style-name="P50" text:outline-level="3"><text:span text:style-name="T86">Получить все записи запрос</text:span><text:span text:style-name="T98">ов команд</text:span><text:span text:style-name="T86"> из БД (GET)</text:span></text:h>
      <text:p text:style-name="P59">curl.exe -k -X GET https://localhost:8443/get-terminal-report</text:p>
      <text:h text:style-name="P60" text:outline-level="3"><text:span text:style-name="T99">О</text:span><text:span text:style-name="T76">тправк</text:span><text:span text:style-name="T99">а</text:span><text:span text:style-name="T76"> cmd или PowerShell команды </text:span><text:span text:style-name="T99">для выполнения клиентам</text:span><text:span text:style-name="T76"> </text:span><text:span text:style-name="T85">(</text:span><text:span text:style-name="T64">POST</text:span><text:span text:style-name="T86">)</text:span></text:h>
      <text:p text:style-name="P61"><text:span text:style-name="T100">curl.exe -k -X POST https://localhost:8443/send-terminal-command -H "Content-Type: application/json" --data-raw '{"ClientIDs": ["39A757327887435A", "3AC4BBBEE9905833"], "TerminalCommand": "cmd", "Command": "echo </text:span><text:span text:style-name="T101">Test</text:span><text:span text:style-name="T100">!", "ScriptFlag": false, "WorkingFolder": "", "RunWhetherUserIsLoggedOnOrNot": true, "UserName": "admin", "UserPassword": "password", "RunWithHighestPrivileges": true}'</text:span></text:p>
      <text:h text:style-name="P62" text:outline-level="3"><text:span text:style-name="T102">П</text:span><text:span text:style-name="T99">овторн</text:span><text:span text:style-name="T102">ая </text:span><text:span text:style-name="T99">отправк</text:span><text:span text:style-name="T102">а</text:span><text:span text:style-name="T99"> команды конкретному клиенту</text:span><text:span text:style-name="T76"> </text:span><text:span text:style-name="T85">(</text:span><text:span text:style-name="T84">POST</text:span><text:span text:style-name="T86">)</text:span></text:h>
      <text:p text:style-name="P63">curl.exe -k -X POST "https://localhost:8443/resend-terminal-report" -H "Content-Type: application/json" -d "{\"client_id\": \"chukaPabra\", \"Date_Of_Creation\": \"31.03.25(11:11:17):273\"}"</text:p>
      <text:h text:style-name="P64" text:outline-level="3"><text:soft-page-break/><text:span text:style-name="T103">У</text:span><text:span text:style-name="T104">далени</text:span><text:span text:style-name="T103">е</text:span><text:span text:style-name="T104"> всех записей по дате создани</text:span><text:span text:style-name="T103">я команды</text:span><text:span text:style-name="T104"> </text:span><text:span text:style-name="T105">(</text:span><text:span text:style-name="T106">POST</text:span>)</text:h>
      <text:p text:style-name="P65">curl.exe -k -X POST https://localhost:8443/delete-by-date-terminal-report -H "Content-Type: application/json" --data-raw "{\"Date_Of_Creation\": \"30.03.25(13:36:57):775\"}"</text:p>
      <text:h text:style-name="P66" text:outline-level="3"><text:span text:style-name="T99">У</text:span><text:span text:style-name="T76">далени</text:span><text:span text:style-name="T99">е</text:span><text:span text:style-name="T76"> </text:span><text:span text:style-name="T99">конкретн</text:span><text:span text:style-name="T107">ого</text:span><text:span text:style-name="T99"> </text:span><text:span text:style-name="T108">клиент</text:span><text:span text:style-name="T109">а</text:span><text:span text:style-name="T99"> из записи по дате создания</text:span><text:span text:style-name="T76"> </text:span><text:span text:style-name="T99">команды </text:span><text:span text:style-name="T85">(</text:span><text:span text:style-name="T84">POST</text:span><text:span text:style-name="T86">)</text:span></text:h>
      <text:p text:style-name="P67">curl.exe -k -X POST https://localhost:8443/delete-client-terminal-report -H "Content-Type: application/json" --data-raw "{\"Date_Of_Creation\": \"30.03.25(15:00:04):718\", \"client_id\": \"chukaPabra\"}"</text:p>
      <text:p text:style-name="P67"/>
      <text:h text:style-name="P68" text:outline-level="3"><text:span text:style-name="T110">P.S. </text:span><text:span text:style-name="T111">В ответ о выполнении </text:span><text:span text:style-name="T112">JSON </text:span><text:span text:style-name="T111">запроса</text:span><text:span text:style-name="T76"> </text:span><text:span text:style-name="T111">от </text:span><text:span text:style-name="T99">клиент</text:span><text:span text:style-name="T111">ов будет приходить подтверждение (ответ) на запрос «</text:span><text:span text:style-name="T113">Date_Of_Creation</text:span><text:span text:style-name="T111">» с датой и временем выполнения «</text:span><text:span text:style-name="T113">Answer</text:span><text:span text:style-name="T111">» в динамические </text:span><text:span text:style-name="T112">MQTT </text:span><text:span text:style-name="T111">топики "</text:span><text:span text:style-name="T113">Client/%s/ModuleCommand/Answer</text:span><text:span text:style-name="T111">" ("</text:span><text:span text:style-name="T113">%s</text:span><text:span text:style-name="T111">" - ID клиентов из "</text:span><text:span text:style-name="T113">client_ids</text:span><text:span text:style-name="T111">"):</text:span></text:h>
      <text:p text:style-name="P69">{</text:p>
      <text:p text:style-name="P69">"Date_Of_Creation":"<text:span text:style-name="T114">30</text:span>.0<text:span text:style-name="T114">3</text:span>.25(1<text:span text:style-name="T114">3</text:span>:<text:span text:style-name="T114">36</text:span>:<text:span text:style-name="T114">57</text:span>):<text:span text:style-name="T114">775</text:span>",</text:p>
      <text:p text:style-name="P69">"Answer":"<text:span text:style-name="T114">30</text:span>.0<text:span text:style-name="T114">3</text:span>.25(1<text:span text:style-name="T114">3</text:span>:<text:span text:style-name="T114">40</text:span>:21)"</text:p>
      <text:p text:style-name="P69">}</text:p>
      <text:p text:style-name="P70"/>
      <text:p text:style-name="P70">Пояснения:</text:p>
      <text:p text:style-name="P71">"<text:span text:style-name="T39">client_ids</text:span>" — <text:span text:style-name="T115">ID клиентов, </text:span><text:span text:style-name="T116">которым будет производиться отправка команды в динамические </text:span><text:span text:style-name="T115">MQTT </text:span><text:span text:style-name="T116">топики</text:span><text:span text:style-name="T117">.</text:span></text:p>
      <text:p text:style-name="P71">"<text:span text:style-name="T39">Terminal</text:span>" — <text:span text:style-name="T118">Выбор терминала для выполнения (</text:span><text:span text:style-name="T119">cmd </text:span><text:span text:style-name="T118">или </text:span><text:span text:style-name="T119">PowerShell</text:span><text:span text:style-name="T118">)</text:span><text:span text:style-name="T120">.</text:span></text:p>
      <text:p text:style-name="P71">"<text:span text:style-name="T39">Command</text:span>" — <text:span text:style-name="T118">Сама команда для выполнения </text:span><text:span text:style-name="T121">или скрипт</text:span><text:span text:style-name="T120">.</text:span></text:p>
      <text:p text:style-name="P72">"<text:span text:style-name="T39">ScriptFlag</text:span>" — <text:span text:style-name="T121">Если </text:span><text:span text:style-name="T122">true, </text:span><text:span text:style-name="T121">то перед выполнением будет создан файл скрипта (</text:span><text:span text:style-name="T122">bat </text:span><text:span text:style-name="T121">или </text:span><text:span text:style-name="T122">ps1, </text:span><text:span text:style-name="T121">в зависимости от выбранного терминала) с помещёнными в него командами.</text:span></text:p>
      <text:p text:style-name="P71">"<text:span text:style-name="T39">WorkingFolder</text:span>" — <text:span text:style-name="T121">Рабочая папка, где будет выполняться команда или скрипт.</text:span></text:p>
      <text:p text:style-name="P71">"<text:span text:style-name="T39">RunWhetherUserIsLoggedOnOrNot</text:span>" — <text:span text:style-name="T123">true – </text:span><text:span text:style-name="T124">запуск в неинтерактивном режиме (без </text:span><text:span text:style-name="T123">GUI</text:span><text:span text:style-name="T124">), </text:span><text:span text:style-name="T123">false – </text:span><text:span text:style-name="T124">в интерактивном режиме.</text:span></text:p>
      <text:p text:style-name="P71">"<text:span text:style-name="T39">UserName</text:span>" — <text:span text:style-name="T125">Имя пользователя в </text:span><text:span text:style-name="T126">OS, </text:span><text:span text:style-name="T121">под которым будет запуск</text:span><text:span text:style-name="T126">.</text:span></text:p>
      <text:p text:style-name="P72">"<text:span text:style-name="T39">UserPassword</text:span>" — <text:span text:style-name="T125">Пароль пользователя в </text:span><text:span text:style-name="T126">OS, </text:span><text:span text:style-name="T121">под которым будет запуск</text:span><text:span text:style-name="T126">.</text:span></text:p>
      <text:p text:style-name="P71">"<text:span text:style-name="T39">RunWithHighestPrivileges</text:span>" — <text:span text:style-name="T125">Флаг запуска с повышенными правами.</text:span></text:p>
      <text:p text:style-name="P71"><text:span text:style-name="T127"/></text:p>
      <text:p text:style-name="P73"/>
      <text:h text:style-name="P74" text:outline-level="4"><text:span text:style-name="T128">9</text:span><text:span text:style-name="T129">. </text:span><text:span text:style-name="T130">КОМАНД</text:span><text:span text:style-name="T131">А</text:span><text:span text:style-name="T132"> «</text:span><text:span text:style-name="T133">Информация о клиентах»</text:span></text:h>
      <text:h text:style-name="P75" text:outline-level="3"><text:span text:style-name="T134">Скачать</text:span><text:span text:style-name="T135"> html</text:span><text:span text:style-name="T134"> файл с информацией о клиенте</text:span><text:span text:style-name="T76"> </text:span><text:span text:style-name="T85">(</text:span><text:span text:style-name="T135">POST</text:span><text:span text:style-name="T86">)</text:span></text:h>
      <text:p text:style-name="P76">curl.exe -k -X POST -H "Content-Type: application/json" -H "X-CSRF-Token: &lt;CSRF_TOKEN&gt;" -H "Cookie: auth=&lt;AUTH_COOKIE&gt;; session_id=&lt;SESSION_COOKIE&gt;" -d "{\"clientID\":\"chukaPabra\",\"prefix\":\"Lite_\",\"action\":\"download\"}" https://localhost:8443/getFile-info -o Lite_chukaPabra.html</text:p>
      <text:p text:style-name="P77"/>
      <text:p text:style-name="P78"><text:soft-page-break/>Пояснения <text:span text:style-name="T136">(на примере </text:span><text:span text:style-name="T137">Google Chrome</text:span><text:span text:style-name="T136">)</text:span>:</text:p>
      <text:p text:style-name="P77">"<text:span text:style-name="T39">clientID</text:span>" — ID клиента, <text:span text:style-name="T138">которого хотим скачать </text:span><text:span text:style-name="T139">html </text:span><text:span text:style-name="T138">файл с информацией.</text:span></text:p>
      <text:p text:style-name="P79">"<text:span text:style-name="T39">prefix</text:span>" — <text:span text:style-name="T117">Префикс «</text:span><text:span text:style-name="T140">Lite_</text:span><text:span text:style-name="T117">» или «</text:span><text:span text:style-name="T140">Aida_</text:span><text:span text:style-name="T117">», для обозначения того, какой отчёт хотим скачать.</text:span></text:p>
      <text:p text:style-name="P80"><text:span text:style-name="T39">&lt;CSRF_TOKEN&gt;</text:span> — <text:span text:style-name="T141">берётся из браузера: Посмотреть код → Сеть → getFile-info → Заголовки и в самом низу "x-csrf-token" с примерно таким значением "</text:span><text:span text:style-name="T142">XsWvr5TFFHQxsGh4rsjE7YS</text:span><text:span text:style-name="T141">-5</text:span><text:span text:style-name="T142">Y</text:span><text:span text:style-name="T141">XD81jRMvyURz9q2GM".</text:span></text:p>
      <text:p text:style-name="P80"><text:span text:style-name="T143">&lt;AUTH_COOKIE&gt;</text:span><text:span text:style-name="T39"> </text:span>— <text:span text:style-name="T141">берётся из браузера: Посмотреть код → Приложение → Фалы</text:span><text:span text:style-name="T142"> cookie </text:span><text:span text:style-name="T141">→ кука "auth" с примерно таким значением "17250022095862|40120828103873".</text:span></text:p>
      <text:p text:style-name="P80"><text:span text:style-name="T143">&lt;SESSION_COOKIE&gt;</text:span> — <text:span text:style-name="T141">берётся из браузера: Посмотреть код → Приложение → Фалы</text:span><text:span text:style-name="T142"> cookie </text:span><text:span text:style-name="T141">→ кука "session_id" с примерно таким значением "nIrrb</text:span><text:span text:style-name="T142">1</text:span><text:span text:style-name="T141">F</text:span><text:span text:style-name="T142">s</text:span><text:span text:style-name="T141">BA8NQ4KJNdP9mvlmeEo</text:span><text:span text:style-name="T142">D</text:span><text:span text:style-name="T141">r2</text:span><text:span text:style-name="T142">0</text:span><text:span text:style-name="T141">Ho</text:span><text:span text:style-name="T142">t</text:span><text:span text:style-name="T141">o</text:span><text:span text:style-name="T142">l</text:span><text:span text:style-name="T141">PfegXe</text:span><text:span text:style-name="T142">d</text:span><text:span text:style-name="T141">sztAXcJVlEl</text:span><text:span text:style-name="T142">b</text:span><text:span text:style-name="T141">|</text:span><text:span text:style-name="T142">ANmT33DK1bc1Wv8iOcS7vBQA4SEki7RV36aW3yQXEsY</text:span><text:span text:style-name="T141">".</text:span></text:p>
      <text:p text:style-name="P81"/>
      <text:h text:style-name="P82" text:outline-level="4"/>
      <text:h text:style-name="P83" text:outline-level="4"><text:span text:style-name="T74">10</text:span><text:span text:style-name="T75">. </text:span><text:span text:style-name="T76">КОМАНДЫ</text:span><text:span text:style-name="T77"> «</text:span><text:span text:style-name="T144">Установка ПО» </text:span><text:span text:style-name="T97">ДЛЯ ВЫПОЛНЕНИЯ У КЛЕНТОВ</text:span></text:h>
      <text:h text:style-name="P84" text:outline-level="3"><text:span text:style-name="T76">Получит</text:span><text:span text:style-name="T145">ь все записи</text:span><text:span text:style-name="T146"> QUIC-</text:span><text:span text:style-name="T145">запросов из БД</text:span><text:span text:style-name="T84"> </text:span><text:span text:style-name="T85">(GET</text:span><text:span text:style-name="T86">)</text:span></text:h>
      <text:p text:style-name="P85">curl.exe -k -X GET https://localhost:8443/get-QUIC-report</text:p>
      <text:h text:style-name="P84" text:outline-level="3"><text:span text:style-name="T99">Загрузка файла на сервер</text:span><text:span text:style-name="T76"> </text:span><text:span text:style-name="T85">(</text:span><text:span text:style-name="T64">POST</text:span><text:span text:style-name="T86">)</text:span></text:h>
      <text:p text:style-name="P86">curl.exe -k -X POST -F "file=@D:\test.exe" https://localhost:8443/upload-file-QUIC</text:p>
      <text:h text:style-name="P87" text:outline-level="3"><text:span text:style-name="T99">Удаление файла с сервера</text:span><text:span text:style-name="T76"> </text:span><text:span text:style-name="T85">(</text:span><text:span text:style-name="T64">POST</text:span><text:span text:style-name="T86">)</text:span></text:h>
      <text:p text:style-name="P88">curl.exe -k -X POST -H "Content-Type: application/json" -d "{\"filename\":\"test.exe\"}" https://localhost:8443/delete-file-QUIC</text:p>
      <text:h text:style-name="P89" text:outline-level="3"><text:span text:style-name="T99">Отправка JSON-команд QUIC-клиентам</text:span><text:span text:style-name="T76"> </text:span><text:span text:style-name="T85">(</text:span><text:span text:style-name="T64">POST</text:span><text:span text:style-name="T86">)</text:span></text:h>
      <text:p text:style-name="P90">curl.exe -k -X POST -H "Content-Type: application/json" -d "{\"client_ids\":[\"chukaPabra\", \"1C2F77484F84F2A4\"], \"OnlyDownload\":false, \"DownloadRunPath\":\"D:\\Тест загрузки\\Давай сюда\\<text:span text:style-name="T147">test</text:span>.exe\", \"ProgramRunArguments\":\"/S /D /NOLIC\", \"RunWhetherUserIsLoggedOnOrNot\":false, \"UserName\":\"Gusia\", \"UserPassword\":\"12345\", \"RunWithHighestPrivileges\":true, \"NotDeleteAfterInstallation\":false, \"XXH3\":\"cd3ff18777dd8257\"}" https://localhost:8443/send-install-QUIC-program</text:p>
      <text:p text:style-name="P91"/>
      <text:p text:style-name="P91"/>
      <text:p text:style-name="P92"><text:span text:style-name="T148">П</text:span>овторн<text:span text:style-name="T148">ая</text:span> отправк<text:span text:style-name="T148">а</text:span> команды конкретному QUIC-клиенту (<text:span text:style-name="T1">POST</text:span>)</text:p>
      <text:p text:style-name="P93">curl.exe -k -X POST -H "Content-Type: application/json" -d "{\"client_id\":\"chukaPabra\", \"Date_Of_Creation\":\"12.07.25(16:31:03):741\"}" https://localhost:8443/resend-QUIC-report</text:p>
      <text:p text:style-name="P91"/>
      <text:p text:style-name="P92"><text:span text:style-name="T148">У</text:span>далени<text:span text:style-name="T148">е</text:span> конкретной QUIC записи ClientID по дате создания (POST)</text:p>
      <text:p text:style-name="P93">curl.exe -k -X POST -H "Content-Type: application/json" -d "{\"Date_Of_Creation\":\"12.07.25(16:27:45):367\", \"client_id\":\"chukaPabra\"}" https://localhost:8443/delete-client-QUIC-report</text:p>
      <text:h text:style-name="P94" text:outline-level="3"><text:soft-page-break/></text:h>
      <text:h text:style-name="P95" text:outline-level="3">Удаление всех QUIC записей по дате создания (POST)</text:h>
      <text:p text:style-name="P96">curl.exe -k -X POST -H "Content-Type: application/json" -d "{\"Date_Of_Creation\":\"12.07.25(16:29:45):193\"}" https://localhost:8443/delete-by-date-QUIC-report</text:p>
      <text:p text:style-name="P97"/>
      <text:h text:style-name="P98" text:outline-level="3"><text:span text:style-name="T110">P.S. </text:span><text:span text:style-name="T111">В ответ о выполнении </text:span><text:span text:style-name="T112">JSON </text:span><text:span text:style-name="T111">запроса</text:span><text:span text:style-name="T76"> </text:span><text:span text:style-name="T111">от </text:span><text:span text:style-name="T99">QUIC-клиент</text:span><text:span text:style-name="T111">ов будет приходить подтверждение (ответ) на запрос «</text:span><text:span text:style-name="T113">Date_Of_Creation</text:span><text:span text:style-name="T111">» с датой и временем выполнения «</text:span><text:span text:style-name="T113">Answer</text:span><text:span text:style-name="T111">» в динамические </text:span><text:span text:style-name="T112">MQTT </text:span><text:span text:style-name="T111">топики "</text:span><text:span text:style-name="T113">Client/%s/ModuleQUIC/Answer</text:span><text:span text:style-name="T111">" ("</text:span><text:span text:style-name="T113">%s</text:span><text:span text:style-name="T111">" - ID клиентов из "</text:span><text:span text:style-name="T113">client_ids</text:span><text:span text:style-name="T111">"):</text:span></text:h>
      <text:p text:style-name="P99">{</text:p>
      <text:p text:style-name="P100">"Date_Of_Creation":"<text:span text:style-name="T149">11.07.25(12:48:38):39</text:span>",</text:p>
      <text:p text:style-name="P100">"Answer":"<text:span text:style-name="T149">11.07.25(1</text:span><text:span text:style-name="T150">4</text:span><text:span text:style-name="T149">:</text:span><text:span text:style-name="T150">22</text:span><text:span text:style-name="T149">:</text:span><text:span text:style-name="T151">0</text:span><text:span text:style-name="T150">0</text:span><text:span text:style-name="T149">)</text:span>"</text:p>
      <text:p text:style-name="P99">}</text:p>
      <text:p text:style-name="P101"/>
      <text:p text:style-name="P101">Пояснения:</text:p>
      <text:p text:style-name="P101">"<text:span text:style-name="T39">file=@D:\test.exe</text:span>" — <text:span text:style-name="T152">Путь до локального файла, который загрузим на сервер.</text:span></text:p>
      <text:p text:style-name="P102">"<text:span text:style-name="T39">client_ids</text:span>" — <text:span text:style-name="T115">ID клиентов, </text:span><text:span text:style-name="T116">которым будет производиться отправка команды в динамические </text:span><text:span text:style-name="T115">MQTT </text:span><text:span text:style-name="T116">топики</text:span><text:span text:style-name="T117">.</text:span></text:p>
      <text:p text:style-name="P103">"<text:span text:style-name="T39">OnlyDownload</text:span>" — <text:span text:style-name="T120">Если </text:span><text:span text:style-name="T153">true, </text:span><text:span text:style-name="T120">файл только скачается, без запуска и удаления.</text:span></text:p>
      <text:p text:style-name="P103">"<text:span text:style-name="T39">DownloadRunPath</text:span>" — <text:span text:style-name="T120">Путь для загрузки файла <text:s/>у клиента, если не указан, то «</text:span><text:span text:style-name="T154">C:\ProgramData\</text:span><text:span text:style-name="T155">FiReMQ\Files</text:span><text:span text:style-name="T120">».</text:span></text:p>
      <text:p text:style-name="P103">"<text:span text:style-name="T39">ProgramRunArguments</text:span>" — <text:span text:style-name="T156">Аргументы для запуска скаченного файла</text:span></text:p>
      <text:p text:style-name="P103">"<text:span text:style-name="T39">RunWhetherUserIsLoggedOnOrNot</text:span>" — <text:span text:style-name="T123">true – </text:span><text:span text:style-name="T124">запуск в неинтерактивном режиме (без </text:span><text:span text:style-name="T123">GUI</text:span><text:span text:style-name="T124">), </text:span><text:span text:style-name="T123">false – </text:span><text:span text:style-name="T124">в интерактивном режиме.</text:span></text:p>
      <text:p text:style-name="P72">"<text:span text:style-name="T39">UserName</text:span>" — <text:span text:style-name="T125">Имя пользователя в </text:span><text:span text:style-name="T126">OS, </text:span><text:span text:style-name="T121">под которым будет запуск</text:span><text:span text:style-name="T126">.</text:span></text:p>
      <text:p text:style-name="P72">"<text:span text:style-name="T39">UserPassword</text:span>" — <text:span text:style-name="T125">Пароль пользователя в </text:span><text:span text:style-name="T126">OS, </text:span><text:span text:style-name="T121">под которым будет запуск</text:span><text:span text:style-name="T126">.</text:span></text:p>
      <text:p text:style-name="P104">"<text:span text:style-name="T39">RunWithHighestPrivileges</text:span>" — <text:span text:style-name="T125">Флаг запуска с повышенными правами</text:span></text:p>
      <text:p text:style-name="P104">"<text:span text:style-name="T39">NotDeleteAfterInstallation</text:span>" — <text:span text:style-name="T125">Если </text:span><text:span text:style-name="T126">true, </text:span><text:span text:style-name="T125">то файл не будет удалён после скачивания и выполнения.</text:span></text:p>
      <text:p text:style-name="P104">"<text:span text:style-name="T39">Token</text:span>" — <text:span text:style-name="T157">Одноразовый, индивидуаьный токен клиента, для подключения к </text:span><text:span text:style-name="T158">QUIC-</text:span><text:span text:style-name="T157">серверу.</text:span></text:p>
      <text:p text:style-name="P104">"<text:span text:style-name="T39">XXH3</text:span>" — <text:span text:style-name="T120">Хеш-сумма</text:span><text:span text:style-name="T153"> </text:span><text:span text:style-name="T120">файла в виде "XXH3" метода.</text:span></text:p>
      <text:p text:style-name="P105"/>
      <text:h text:style-name="P106" text:outline-level="4"/>
      <text:h text:style-name="P107" text:outline-level="4"><text:span text:style-name="T74">1</text:span><text:span text:style-name="T159">1</text:span><text:span text:style-name="T75">. </text:span><text:span text:style-name="T160">О</text:span><text:span text:style-name="T161">БНОВЛЕНИ</text:span><text:span text:style-name="T162">Е</text:span><text:span text:style-name="T161"> ПРАВИЛ OWASP CRS</text:span></text:h>
      <text:h text:style-name="P108" text:outline-level="3"><text:span text:style-name="T163">П</text:span><text:span text:style-name="T146">ровер</text:span><text:span text:style-name="T163">к</text:span><text:span text:style-name="T164">а</text:span><text:span text:style-name="T146"> наличи</text:span><text:span text:style-name="T165">я</text:span><text:span text:style-name="T146"> новой версии OWASP CRS правил</text:span><text:span text:style-name="T84"> </text:span><text:span text:style-name="T85">(GET</text:span><text:span text:style-name="T86">)</text:span></text:h>
      <text:p text:style-name="P109">curl.exe -k -X GET https://localhost:8443/check-OWASP-CRS</text:p>
      <text:h text:style-name="P108" text:outline-level="3"><text:soft-page-break/><text:span text:style-name="T164">Обновление OWASP CRS правил</text:span><text:span text:style-name="T76"> </text:span><text:span text:style-name="T85">(</text:span><text:span text:style-name="T64">POST</text:span><text:span text:style-name="T86">)</text:span></text:h>
      <text:p text:style-name="P110">curl.exe -k -X POST http<text:span text:style-name="T166">s</text:span>://<text:span text:style-name="T167">localhost:8443</text:span>/update-OWASP-CRS</text:p>
      <text:h text:style-name="P111" text:outline-level="3"><text:span text:style-name="T160">Откат обновлений</text:span><text:span text:style-name="T164"> OWASP CRS правил</text:span><text:span text:style-name="T76"> </text:span><text:span text:style-name="T168">из бэкапа </text:span><text:span text:style-name="T85">(</text:span><text:span text:style-name="T64">POST</text:span><text:span text:style-name="T86">)</text:span></text:h>
      <text:p text:style-name="P112">curl.exe -k -X POST http<text:span text:style-name="T166">s</text:span>://<text:span text:style-name="T167">localhost:8443</text:span>/rollback-backup-OWASP-CRS</text:p>
      <text:p text:style-name="P105"/>
      <text:h text:style-name="P113" text:outline-level="4"/>
      <text:h text:style-name="P114" text:outline-level="4"><text:span text:style-name="T74">1</text:span><text:span text:style-name="T169">2</text:span><text:span text:style-name="T75">. </text:span><text:span text:style-name="T160">О</text:span><text:span text:style-name="T161">БНОВЛЕНИ</text:span><text:span text:style-name="T162">Е</text:span><text:span text:style-name="T161"> </text:span><text:span text:style-name="T170">FiReMQ</text:span></text:h>
      <text:h text:style-name="P115" text:outline-level="3"><text:span text:style-name="T163">П</text:span><text:span text:style-name="T146">ровер</text:span><text:span text:style-name="T163">к</text:span><text:span text:style-name="T164">а</text:span><text:span text:style-name="T146"> наличи</text:span><text:span text:style-name="T165">я</text:span><text:span text:style-name="T146"> новой версии </text:span><text:span text:style-name="T165">FiReMQ</text:span><text:span text:style-name="T84"> </text:span><text:span text:style-name="T85">(GET</text:span><text:span text:style-name="T86">)</text:span></text:h>
      <text:p text:style-name="P116">curl.exe -k -X GET https://localhost:8443/check-FiReMQ</text:p>
      <text:h text:style-name="P115" text:outline-level="3"><text:span text:style-name="T164">Обновление и последующий запуск FiReMQ</text:span><text:span text:style-name="T76"> </text:span><text:span text:style-name="T85">(</text:span><text:span text:style-name="T64">POST</text:span><text:span text:style-name="T86">)</text:span></text:h>
      <text:p text:style-name="P117">curl.exe -k -X POST https://localhost:8443/update-FiReMQ</text:p>
      <text:h text:style-name="P115" text:outline-level="3"><text:span text:style-name="T76">Отката FiReMQ к предыдущей версии </text:span><text:span text:style-name="T168">из бэкапа </text:span><text:span text:style-name="T85">(</text:span><text:span text:style-name="T64">POST</text:span><text:span text:style-name="T86">)</text:span></text:h>
      <text:p text:style-name="P117">curl.exe -k -X POST https://localhost:8443/rollback-backup-FiReMQ</text:p>
      <text:p text:style-name="P118"/>
      <text:h text:style-name="P119" text:outline-level="4"/>
      <text:h text:style-name="P120" text:outline-level="4"><text:span text:style-name="T74">1</text:span><text:span text:style-name="T169">3</text:span><text:span text:style-name="T75">. </text:span><text:span text:style-name="T171">САМОУДАЛЕНИЕ</text:span><text:span text:style-name="T172"> КЛИЕНТОВ (</text:span><text:span text:style-name="T173">FiReAgent</text:span><text:span text:style-name="T172">)</text:span></text:h>
      <text:h text:style-name="P121" text:outline-level="3"><text:span text:style-name="T146"><text:s/></text:span><text:span text:style-name="T173">З</text:span><text:span text:style-name="T146">апрос </text:span><text:span text:style-name="T171">на </text:span><text:span text:style-name="T146">самоудалени</text:span><text:span text:style-name="T173">е </text:span><text:span text:style-name="T146">конкретных клиентов по </text:span><text:span text:style-name="T171">их </text:span><text:span text:style-name="T146">ID</text:span><text:span text:style-name="T84"> </text:span><text:span text:style-name="T85">(POST</text:span><text:span text:style-name="T86">)</text:span></text:h>
      <text:p text:style-name="P122">curl -k -X POST "https://localhost:8443/uninstall-fireagent" -H "Content-Type: application/json" -d "[\"chukaPabra<text:span text:style-name="T174">\</text:span>",<text:span text:style-name="T174">\</text:span>"client2\"]"</text:p>
      <text:p text:style-name="P123"/>
      <text:h text:style-name="P124" text:outline-level="4"><text:span text:style-name="T175">14</text:span><text:span text:style-name="T129">. </text:span><text:span text:style-name="T130">КОМАНД</text:span><text:span text:style-name="T131">А</text:span><text:span text:style-name="T132"> </text:span><text:span text:style-name="T176">ДЛЯ СКАЧИВАНИЯ</text:span><text:span text:style-name="T177"> </text:span><text:span text:style-name="T178">HTML </text:span><text:span text:style-name="T179">ЛОГА СЕРВЕРА</text:span></text:h>
      <text:h text:style-name="P125" text:outline-level="3"><text:span text:style-name="T134">Скачать</text:span><text:span text:style-name="T135"> html</text:span><text:span text:style-name="T134"> </text:span><text:span text:style-name="T180">лог</text:span><text:span text:style-name="T76"> </text:span><text:span text:style-name="T85">(</text:span><text:span text:style-name="T135">POST</text:span><text:span text:style-name="T86">)</text:span></text:h>
      <text:p text:style-name="P126">curl.exe -k -X POST -H "Content-Type: application/json" -H "X-CSRF-Token: &lt;CSRF_TOKEN&gt;" -H "Cookie: auth=&lt;AUTH_COOKIE&gt;; session_id=&lt;SESSION_COOKIE&gt;" -d "{\"action\":\"download\"}" https://localhost:8443/getServer-log -o FiReMQ_Logs.html</text:p>
      <text:p text:style-name="P127"/>
      <text:p text:style-name="P127">Пояснения <text:span text:style-name="T136">(на примере </text:span><text:span text:style-name="T137">Google Chrome</text:span><text:span text:style-name="T136">)</text:span>:</text:p>
      <text:p text:style-name="P128"><text:span text:style-name="T39">&lt;CSRF_TOKEN&gt;</text:span> — <text:span text:style-name="T141">берётся из браузера: Посмотреть код → Сеть → getServer-log → Заголовки и в самом низу "x-csrf-token" с примерно таким значением "</text:span><text:span text:style-name="T142">XsWvr5TFFHQxsGh4rsjE7YS</text:span><text:span text:style-name="T141">-5</text:span><text:span text:style-name="T142">Y</text:span><text:span text:style-name="T141">XD81jRMvyURz9q2GM".</text:span></text:p>
      <text:p text:style-name="P128"><text:span text:style-name="T143">&lt;AUTH_COOKIE&gt;</text:span><text:span text:style-name="T39"> </text:span>— <text:span text:style-name="T141">берётся из браузера: Посмотреть код → Приложение → Фалы</text:span><text:span text:style-name="T142"> cookie </text:span><text:span text:style-name="T141">→ кука "auth" с примерно таким значением "17250022095862|40120828103873".</text:span></text:p>
      <text:p text:style-name="P128"><text:soft-page-break/><text:span text:style-name="T143">&lt;SESSION_COOKIE&gt;</text:span> — <text:span text:style-name="T141">берётся из браузера: Посмотреть код → Приложение → Фалы</text:span><text:span text:style-name="T142"> cookie </text:span><text:span text:style-name="T141">→ кука "session_id" с примерно таким значением "nIrrb</text:span><text:span text:style-name="T142">1</text:span><text:span text:style-name="T141">F</text:span><text:span text:style-name="T142">s</text:span><text:span text:style-name="T141">BA8NQ4KJNdP9mvlmeEo</text:span><text:span text:style-name="T142">D</text:span><text:span text:style-name="T141">r2</text:span><text:span text:style-name="T142">0</text:span><text:span text:style-name="T141">Ho</text:span><text:span text:style-name="T142">t</text:span><text:span text:style-name="T141">o</text:span><text:span text:style-name="T142">l</text:span><text:span text:style-name="T141">PfegXe</text:span><text:span text:style-name="T142">d</text:span><text:span text:style-name="T141">sztAXcJVlEl</text:span><text:span text:style-name="T142">b</text:span><text:span text:style-name="T141">|</text:span><text:span text:style-name="T142">ANmT33DK1bc1Wv8iOcS7vBQA4SEki7RV36aW3yQXEsY</text:span><text:span text:style-name="T141">".</text:span></text:p>
      <text:p text:style-name="P129"/>
      <text:h text:style-name="P130" text:outline-level="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338cm" style:type="center"/>
          <style:tab-stop style:position="18.67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338cm" style:type="center"/>
          <style:tab-stop style:position="18.67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338cm" style:type="center"/>
          <style:tab-stop style:position="18.676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25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1-18T19:19:41.399000000</meta:creation-date>
    <dc:date>2025-12-20T16:26:50.468347200</dc:date>
    <meta:editing-duration>P2DT19H38M25S</meta:editing-duration>
    <meta:editing-cycles>202</meta:editing-cycles>
    <meta:generator>LibreOffice/25.8.3.2$Windows_X86_64 LibreOffice_project/8ca8d55c161d602844f5428fa4b58097424e324e</meta:generator>
    <meta:document-statistic meta:table-count="0" meta:image-count="0" meta:object-count="0" meta:page-count="8" meta:paragraph-count="137" meta:word-count="1220" meta:character-count="12228" meta:non-whitespace-character-count="11109"/>
  </office:meta>
</office:document-meta>
</file>